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2.399cm"/>
    </style:style>
    <style:style style:name="co4" style:family="table-column">
      <style:table-column-properties fo:break-before="auto" style:column-width="2.388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0.71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0.74pt solid #111111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579d1c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ackground-color="#ff420e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99ff99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111111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 1 - Tabla 1_ Resultados ob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9" table:default-cell-style-name="ce5"/>
        <table:table-column table:style-name="co1" table:number-columns-repeated="243" table:default-cell-style-name="ce5"/>
        <table:table-column table:style-name="co1" table:number-columns-repeated="76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la 1: Resultados obtenidos por el algoritmo 1NN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2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2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Partición 1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7.8049" calcext:value-type="float">
            <text:p>37,8049</text:p>
          </table:table-cell>
          <table:table-cell table:style-name="ce9" office:value-type="float" office:value="0.00049" calcext:value-type="float">
            <text:p>0,00049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7876" calcext:value-type="float">
            <text:p>47,7876</text:p>
          </table:table-cell>
          <table:table-cell table:style-name="ce9" office:value-type="float" office:value="0.003979" calcext:value-type="float">
            <text:p>0,003979</text:p>
          </table:table-cell>
          <table:table-cell table:style-name="ce12" office:value-type="float" office:value="77.1739" calcext:value-type="float">
            <text:p>77,17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.587" calcext:value-type="float">
            <text:p>38,587</text:p>
          </table:table-cell>
          <table:table-cell table:style-name="ce12" office:value-type="float" office:value="0.005581" calcext:value-type="float">
            <text:p>0,005581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2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.0244" calcext:value-type="float">
            <text:p>39,0244</text:p>
          </table:table-cell>
          <table:table-cell table:style-name="ce9" office:value-type="float" office:value="0.000469" calcext:value-type="float">
            <text:p>0,000469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7.7876" calcext:value-type="float">
            <text:p>47,7876</text:p>
          </table:table-cell>
          <table:table-cell table:style-name="ce9" office:value-type="float" office:value="0.002606" calcext:value-type="float">
            <text:p>0,002606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0.003015" calcext:value-type="float">
            <text:p>0,00301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3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5.122" calcext:value-type="float">
            <text:p>45,122</text:p>
          </table:table-cell>
          <table:table-cell table:style-name="ce9" office:value-type="float" office:value="0.000468" calcext:value-type="float">
            <text:p>0,000468</text:p>
          </table:table-cell>
          <table:table-cell table:style-name="ce9" office:value-type="float" office:value="97.3451" calcext:value-type="float">
            <text:p>97,345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.6726" calcext:value-type="float">
            <text:p>48,6726</text:p>
          </table:table-cell>
          <table:table-cell table:style-name="ce9" office:value-type="float" office:value="0.002375" calcext:value-type="float">
            <text:p>0,002375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9.6739" calcext:value-type="float">
            <text:p>39,6739</text:p>
          </table:table-cell>
          <table:table-cell table:style-name="ce12" office:value-type="float" office:value="0.002652" calcext:value-type="float">
            <text:p>0,002652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4</text:p>
          </table:table-cell>
          <table:table-cell table:style-name="ce9" office:value-type="float" office:value="97.561" calcext:value-type="float">
            <text:p>97,56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.7805" calcext:value-type="float">
            <text:p>48,7805</text:p>
          </table:table-cell>
          <table:table-cell table:style-name="ce9" office:value-type="float" office:value="0.000468" calcext:value-type="float">
            <text:p>0,000468</text:p>
          </table:table-cell>
          <table:table-cell table:style-name="ce9" office:value-type="float" office:value="96.4602" calcext:value-type="float">
            <text:p>96,460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8.2301" calcext:value-type="float">
            <text:p>48,2301</text:p>
          </table:table-cell>
          <table:table-cell table:style-name="ce9" office:value-type="float" office:value="0.002004" calcext:value-type="float">
            <text:p>0,002004</text:p>
          </table:table-cell>
          <table:table-cell table:style-name="ce12" office:value-type="float" office:value="77.1739" calcext:value-type="float">
            <text:p>77,173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8.587" calcext:value-type="float">
            <text:p>38,587</text:p>
          </table:table-cell>
          <table:table-cell table:style-name="ce12" office:value-type="float" office:value="0.002143" calcext:value-type="float">
            <text:p>0,002143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Partición 5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39.0244" calcext:value-type="float">
            <text:p>39,0244</text:p>
          </table:table-cell>
          <table:table-cell table:style-name="ce9" office:value-type="float" office:value="0.000467" calcext:value-type="float">
            <text:p>0,000467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6.4602" calcext:value-type="float">
            <text:p>46,4602</text:p>
          </table:table-cell>
          <table:table-cell table:style-name="ce9" office:value-type="float" office:value="0.001907" calcext:value-type="float">
            <text:p>0,001907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7.5" calcext:value-type="float">
            <text:p>37,5</text:p>
          </table:table-cell>
          <table:table-cell table:style-name="ce12" office:value-type="float" office:value="0.002143" calcext:value-type="float">
            <text:p>0,002143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MEDIA</text:p>
          </table:table-cell>
          <table:table-cell table:style-name="ce9" table:formula="of:=AVERAGE([.B3:.B8])" office:value-type="float" office:value="83.90246" calcext:value-type="float">
            <text:p>83,90246</text:p>
          </table:table-cell>
          <table:table-cell table:style-name="ce9" table:formula="of:=AVERAGE([.C4:.C8])" office:value-type="float" office:value="0" calcext:value-type="float">
            <text:p>0</text:p>
          </table:table-cell>
          <table:table-cell table:style-name="ce9" table:formula="of:=AVERAGE([.D4:.D8])" office:value-type="float" office:value="41.95124" calcext:value-type="float">
            <text:p>41,95124</text:p>
          </table:table-cell>
          <table:table-cell table:style-name="ce9" table:formula="of:=AVERAGE([.E4:.E8])" office:value-type="float" office:value="0.0004724" calcext:value-type="float">
            <text:p>0,0004724</text:p>
          </table:table-cell>
          <table:table-cell table:style-name="ce9" table:formula="of:=AVERAGE([.F4:.F8])" office:value-type="float" office:value="95.57522" calcext:value-type="float">
            <text:p>95,57522</text:p>
          </table:table-cell>
          <table:table-cell table:style-name="ce9" table:formula="of:=AVERAGE([.G4:.G8])" office:value-type="float" office:value="0" calcext:value-type="float">
            <text:p>0</text:p>
          </table:table-cell>
          <table:table-cell table:style-name="ce9" table:formula="of:=AVERAGE([.H4:.H8])" office:value-type="float" office:value="47.78762" calcext:value-type="float">
            <text:p>47,78762</text:p>
          </table:table-cell>
          <table:table-cell table:style-name="ce9" table:formula="of:=AVERAGE([.I4:.I8])" office:value-type="float" office:value="0.0025742" calcext:value-type="float">
            <text:p>0,0025742</text:p>
          </table:table-cell>
          <table:table-cell table:style-name="ce12" table:formula="of:=AVERAGE([.J4:.J8])" office:value-type="float" office:value="76.73912" calcext:value-type="float">
            <text:p>76,73912</text:p>
          </table:table-cell>
          <table:table-cell table:style-name="ce12" table:formula="of:=AVERAGE([.K3:.K8])" office:value-type="float" office:value="0" calcext:value-type="float">
            <text:p>0</text:p>
          </table:table-cell>
          <table:table-cell table:style-name="ce12" table:formula="of:=AVERAGE([.L4:.L8])" office:value-type="float" office:value="38.36958" calcext:value-type="float">
            <text:p>38,36958</text:p>
          </table:table-cell>
          <table:table-cell table:style-name="ce12" table:formula="of:=AVERAGE([.M4:.M8])" office:value-type="float" office:value="0.0031068" calcext:value-type="float">
            <text:p>0,0031068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2: Resultados obtenidos por el algoritmo RELIEF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48.1301" calcext:value-type="float">
            <text:p>48,1301</text:p>
          </table:table-cell>
          <table:table-cell table:style-name="ce9" office:value-type="float" office:value="0.007617" calcext:value-type="float">
            <text:p>0,007617</text:p>
          </table:table-cell>
          <table:table-cell table:style-name="ce9" office:value-type="float" office:value="96.4602" calcext:value-type="float">
            <text:p>96,4602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51.5634" calcext:value-type="float">
            <text:p>51,5634</text:p>
          </table:table-cell>
          <table:table-cell table:style-name="ce9" office:value-type="float" office:value="0.026403" calcext:value-type="float">
            <text:p>0,026403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49.1228" calcext:value-type="float">
            <text:p>49,1228</text:p>
          </table:table-cell>
          <table:table-cell table:style-name="ce12" office:value-type="float" office:value="66.4092" calcext:value-type="float">
            <text:p>66,4092</text:p>
          </table:table-cell>
          <table:table-cell table:style-name="ce12" office:value-type="float" office:value="0.035372" calcext:value-type="float">
            <text:p>0,035372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45.3049" calcext:value-type="float">
            <text:p>45,3049</text:p>
          </table:table-cell>
          <table:table-cell table:style-name="ce9" office:value-type="float" office:value="0.009754" calcext:value-type="float">
            <text:p>0,009754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53.1268" calcext:value-type="float">
            <text:p>53,1268</text:p>
          </table:table-cell>
          <table:table-cell table:style-name="ce9" office:value-type="float" office:value="0.032633" calcext:value-type="float">
            <text:p>0,032633</text:p>
          </table:table-cell>
          <table:table-cell table:style-name="ce12" office:value-type="float" office:value="77.1739" calcext:value-type="float">
            <text:p>77,1739</text:p>
          </table:table-cell>
          <table:table-cell table:style-name="ce12" office:value-type="float" office:value="28.0702" calcext:value-type="float">
            <text:p>28,0702</text:p>
          </table:table-cell>
          <table:table-cell table:style-name="ce12" office:value-type="float" office:value="52.622" calcext:value-type="float">
            <text:p>52,622</text:p>
          </table:table-cell>
          <table:table-cell table:style-name="ce12" office:value-type="float" office:value="0.03582" calcext:value-type="float">
            <text:p>0,03582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51.4024" calcext:value-type="float">
            <text:p>51,4024</text:p>
          </table:table-cell>
          <table:table-cell table:style-name="ce9" office:value-type="float" office:value="0.008191" calcext:value-type="float">
            <text:p>0,008191</text:p>
          </table:table-cell>
          <table:table-cell table:style-name="ce9" office:value-type="float" office:value="97.3451" calcext:value-type="float">
            <text:p>97,3451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55.3392" calcext:value-type="float">
            <text:p>55,3392</text:p>
          </table:table-cell>
          <table:table-cell table:style-name="ce9" office:value-type="float" office:value="0.03197" calcext:value-type="float">
            <text:p>0,03197</text:p>
          </table:table-cell>
          <table:table-cell table:style-name="ce12" office:value-type="float" office:value="85.8696" calcext:value-type="float">
            <text:p>85,8696</text:p>
          </table:table-cell>
          <table:table-cell table:style-name="ce12" office:value-type="float" office:value="33.3333" calcext:value-type="float">
            <text:p>33,3333</text:p>
          </table:table-cell>
          <table:table-cell table:style-name="ce12" office:value-type="float" office:value="59.6014" calcext:value-type="float">
            <text:p>59,6014</text:p>
          </table:table-cell>
          <table:table-cell table:style-name="ce12" office:value-type="float" office:value="0.047381" calcext:value-type="float">
            <text:p>0,047381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97.561" calcext:value-type="float">
            <text:p>97,561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7.1138" calcext:value-type="float">
            <text:p>57,1138</text:p>
          </table:table-cell>
          <table:table-cell table:style-name="ce9" office:value-type="float" office:value="0.011035" calcext:value-type="float">
            <text:p>0,011035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7.7876" calcext:value-type="float">
            <text:p>57,7876</text:p>
          </table:table-cell>
          <table:table-cell table:style-name="ce9" office:value-type="float" office:value="0.02703" calcext:value-type="float">
            <text:p>0,02703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29.8246" calcext:value-type="float">
            <text:p>29,8246</text:p>
          </table:table-cell>
          <table:table-cell table:style-name="ce12" office:value-type="float" office:value="54.0427" calcext:value-type="float">
            <text:p>54,0427</text:p>
          </table:table-cell>
          <table:table-cell table:style-name="ce12" office:value-type="float" office:value="0.029635" calcext:value-type="float">
            <text:p>0,02963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48.1301" calcext:value-type="float">
            <text:p>48,1301</text:p>
          </table:table-cell>
          <table:table-cell table:style-name="ce9" office:value-type="float" office:value="0.006801" calcext:value-type="float">
            <text:p>0,006801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6.66667" calcext:value-type="float">
            <text:p>6,66667</text:p>
          </table:table-cell>
          <table:table-cell table:style-name="ce9" office:value-type="float" office:value="50.6785" calcext:value-type="float">
            <text:p>50,6785</text:p>
          </table:table-cell>
          <table:table-cell table:style-name="ce9" office:value-type="float" office:value="0.026813" calcext:value-type="float">
            <text:p>0,026813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31.5789" calcext:value-type="float">
            <text:p>31,5789</text:p>
          </table:table-cell>
          <table:table-cell table:style-name="ce12" office:value-type="float" office:value="55.4634" calcext:value-type="float">
            <text:p>55,4634</text:p>
          </table:table-cell>
          <table:table-cell table:style-name="ce12" office:value-type="float" office:value="0.035591" calcext:value-type="float">
            <text:p>0,03559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14:.B19])" office:value-type="float" office:value="85.36586" calcext:value-type="float">
            <text:p>85,36586</text:p>
          </table:table-cell>
          <table:table-cell table:style-name="ce9" table:formula="of:=AVERAGE([.C15:.C19])" office:value-type="float" office:value="14.66666" calcext:value-type="float">
            <text:p>14,66666</text:p>
          </table:table-cell>
          <table:table-cell table:style-name="ce9" table:formula="of:=AVERAGE([.D15:.D19])" office:value-type="float" office:value="50.01626" calcext:value-type="float">
            <text:p>50,01626</text:p>
          </table:table-cell>
          <table:table-cell table:style-name="ce9" table:formula="of:=AVERAGE([.E15:.E19])" office:value-type="float" office:value="0.0086796" calcext:value-type="float">
            <text:p>0,0086796</text:p>
          </table:table-cell>
          <table:table-cell table:style-name="ce9" table:formula="of:=AVERAGE([.F15:.F19])" office:value-type="float" office:value="95.39824" calcext:value-type="float">
            <text:p>95,39824</text:p>
          </table:table-cell>
          <table:table-cell table:style-name="ce9" table:formula="of:=AVERAGE([.G15:.G19])" office:value-type="float" office:value="11.999988" calcext:value-type="float">
            <text:p>11,999988</text:p>
          </table:table-cell>
          <table:table-cell table:style-name="ce9" table:formula="of:=AVERAGE([.H15:.H19])" office:value-type="float" office:value="53.6991" calcext:value-type="float">
            <text:p>53,6991</text:p>
          </table:table-cell>
          <table:table-cell table:style-name="ce9" table:formula="of:=AVERAGE([.I15:.I19])" office:value-type="float" office:value="0.0289698" calcext:value-type="float">
            <text:p>0,0289698</text:p>
          </table:table-cell>
          <table:table-cell table:style-name="ce12" table:formula="of:=AVERAGE([.J15:.J19])" office:value-type="float" office:value="80.86958" calcext:value-type="float">
            <text:p>80,86958</text:p>
          </table:table-cell>
          <table:table-cell table:style-name="ce12" table:formula="of:=AVERAGE([.K14:.K19])" office:value-type="float" office:value="34.38596" calcext:value-type="float">
            <text:p>34,38596</text:p>
          </table:table-cell>
          <table:table-cell table:style-name="ce12" table:formula="of:=AVERAGE([.L15:.L19])" office:value-type="float" office:value="57.62774" calcext:value-type="float">
            <text:p>57,62774</text:p>
          </table:table-cell>
          <table:table-cell table:style-name="ce12" table:formula="of:=AVERAGE([.M15:.M19])" office:value-type="float" office:value="0.0367598" calcext:value-type="float">
            <text:p>0,0367598</text:p>
          </table:table-cell>
          <table:table-cell table:number-columns-repeated="1011"/>
        </table:table-row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3: Resultados obtenidos por el algoritmo SA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3.1707" calcext:value-type="float">
            <text:p>73,1707</text:p>
          </table:table-cell>
          <table:table-cell table:style-name="ce9" office:value-type="float" office:value="28.3333" calcext:value-type="float">
            <text:p>28,3333</text:p>
          </table:table-cell>
          <table:table-cell table:style-name="ce9" office:value-type="float" office:value="50.752" calcext:value-type="float">
            <text:p>50,752</text:p>
          </table:table-cell>
          <table:table-cell table:style-name="ce9" office:value-type="float" office:value="2.9697" calcext:value-type="float">
            <text:p>2,9697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36.6667" calcext:value-type="float">
            <text:p>36,6667</text:p>
          </table:table-cell>
          <table:table-cell table:style-name="ce9" office:value-type="float" office:value="64.351" calcext:value-type="float">
            <text:p>64,351</text:p>
          </table:table-cell>
          <table:table-cell table:style-name="ce9" office:value-type="float" office:value="11.2243" calcext:value-type="float">
            <text:p>11,2243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26.3158" calcext:value-type="float">
            <text:p>26,3158</text:p>
          </table:table-cell>
          <table:table-cell table:style-name="ce12" office:value-type="float" office:value="52.8318" calcext:value-type="float">
            <text:p>52,8318</text:p>
          </table:table-cell>
          <table:table-cell table:style-name="ce12" office:value-type="float" office:value="12.3027" calcext:value-type="float">
            <text:p>12,3027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31.6667" calcext:value-type="float">
            <text:p>31,6667</text:p>
          </table:table-cell>
          <table:table-cell table:style-name="ce9" office:value-type="float" office:value="57.2967" calcext:value-type="float">
            <text:p>57,2967</text:p>
          </table:table-cell>
          <table:table-cell table:style-name="ce9" office:value-type="float" office:value="2.84238" calcext:value-type="float">
            <text:p>2,84238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7.3451" calcext:value-type="float">
            <text:p>67,3451</text:p>
          </table:table-cell>
          <table:table-cell table:style-name="ce9" office:value-type="float" office:value="10.896" calcext:value-type="float">
            <text:p>10,896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35.0877" calcext:value-type="float">
            <text:p>35,0877</text:p>
          </table:table-cell>
          <table:table-cell table:style-name="ce12" office:value-type="float" office:value="56.6743" calcext:value-type="float">
            <text:p>56,6743</text:p>
          </table:table-cell>
          <table:table-cell table:style-name="ce12" office:value-type="float" office:value="12.7241" calcext:value-type="float">
            <text:p>12,7241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36.6667" calcext:value-type="float">
            <text:p>36,6667</text:p>
          </table:table-cell>
          <table:table-cell table:style-name="ce9" office:value-type="float" office:value="62.2358" calcext:value-type="float">
            <text:p>62,2358</text:p>
          </table:table-cell>
          <table:table-cell table:style-name="ce9" office:value-type="float" office:value="2.72996" calcext:value-type="float">
            <text:p>2,72996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6.0177" calcext:value-type="float">
            <text:p>66,0177</text:p>
          </table:table-cell>
          <table:table-cell table:style-name="ce9" office:value-type="float" office:value="10.9717" calcext:value-type="float">
            <text:p>10,9717</text:p>
          </table:table-cell>
          <table:table-cell table:style-name="ce12" office:value-type="float" office:value="88.0435" calcext:value-type="float">
            <text:p>88,0435</text:p>
          </table:table-cell>
          <table:table-cell table:style-name="ce12" office:value-type="float" office:value="28.0702" calcext:value-type="float">
            <text:p>28,0702</text:p>
          </table:table-cell>
          <table:table-cell table:style-name="ce12" office:value-type="float" office:value="58.0568" calcext:value-type="float">
            <text:p>58,0568</text:p>
          </table:table-cell>
          <table:table-cell table:style-name="ce12" office:value-type="float" office:value="12.9502" calcext:value-type="float">
            <text:p>12,9502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61.4024" calcext:value-type="float">
            <text:p>61,4024</text:p>
          </table:table-cell>
          <table:table-cell table:style-name="ce9" office:value-type="float" office:value="2.7919" calcext:value-type="float">
            <text:p>2,7919</text:p>
          </table:table-cell>
          <table:table-cell table:style-name="ce9" office:value-type="float" office:value="96.4602" calcext:value-type="float">
            <text:p>96,4602</text:p>
          </table:table-cell>
          <table:table-cell table:style-name="ce9" office:value-type="float" office:value="46.6667" calcext:value-type="float">
            <text:p>46,6667</text:p>
          </table:table-cell>
          <table:table-cell table:style-name="ce9" office:value-type="float" office:value="71.5634" calcext:value-type="float">
            <text:p>71,5634</text:p>
          </table:table-cell>
          <table:table-cell table:style-name="ce9" office:value-type="float" office:value="10.7337" calcext:value-type="float">
            <text:p>10,7337</text:p>
          </table:table-cell>
          <table:table-cell table:style-name="ce12" office:value-type="float" office:value="82.6087" calcext:value-type="float">
            <text:p>82,6087</text:p>
          </table:table-cell>
          <table:table-cell table:style-name="ce12" office:value-type="float" office:value="29.8246" calcext:value-type="float">
            <text:p>29,8246</text:p>
          </table:table-cell>
          <table:table-cell table:style-name="ce12" office:value-type="float" office:value="56.2166" calcext:value-type="float">
            <text:p>56,2166</text:p>
          </table:table-cell>
          <table:table-cell table:style-name="ce12" office:value-type="float" office:value="13.0629" calcext:value-type="float">
            <text:p>13,0629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36.6667" calcext:value-type="float">
            <text:p>36,6667</text:p>
          </table:table-cell>
          <table:table-cell table:style-name="ce9" office:value-type="float" office:value="61.0163" calcext:value-type="float">
            <text:p>61,0163</text:p>
          </table:table-cell>
          <table:table-cell table:style-name="ce9" office:value-type="float" office:value="2.72719" calcext:value-type="float">
            <text:p>2,72719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6.0177" calcext:value-type="float">
            <text:p>66,0177</text:p>
          </table:table-cell>
          <table:table-cell table:style-name="ce9" office:value-type="float" office:value="10.3715" calcext:value-type="float">
            <text:p>10,3715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1.5789" calcext:value-type="float">
            <text:p>31,5789</text:p>
          </table:table-cell>
          <table:table-cell table:style-name="ce12" office:value-type="float" office:value="53.2895" calcext:value-type="float">
            <text:p>53,2895</text:p>
          </table:table-cell>
          <table:table-cell table:style-name="ce12" office:value-type="float" office:value="12.5308" calcext:value-type="float">
            <text:p>12,5308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24:.B29])" office:value-type="float" office:value="83.41464" calcext:value-type="float">
            <text:p>83,41464</text:p>
          </table:table-cell>
          <table:table-cell table:style-name="ce9" table:formula="of:=AVERAGE([.C25:.C29])" office:value-type="float" office:value="33.66668" calcext:value-type="float">
            <text:p>33,66668</text:p>
          </table:table-cell>
          <table:table-cell table:style-name="ce9" table:formula="of:=AVERAGE([.D25:.D29])" office:value-type="float" office:value="58.54064" calcext:value-type="float">
            <text:p>58,54064</text:p>
          </table:table-cell>
          <table:table-cell table:style-name="ce9" table:formula="of:=AVERAGE([.E25:.E29])" office:value-type="float" office:value="2.812226" calcext:value-type="float">
            <text:p>2,812226</text:p>
          </table:table-cell>
          <table:table-cell table:style-name="ce9" table:formula="of:=AVERAGE([.F25:.F29])" office:value-type="float" office:value="93.45134" calcext:value-type="float">
            <text:p>93,45134</text:p>
          </table:table-cell>
          <table:table-cell table:style-name="ce9" table:formula="of:=AVERAGE([.G25:.G29])" office:value-type="float" office:value="40.66668" calcext:value-type="float">
            <text:p>40,66668</text:p>
          </table:table-cell>
          <table:table-cell table:style-name="ce9" table:formula="of:=AVERAGE([.H25:.H29])" office:value-type="float" office:value="67.05898" calcext:value-type="float">
            <text:p>67,05898</text:p>
          </table:table-cell>
          <table:table-cell table:style-name="ce9" table:formula="of:=AVERAGE([.I25:.I29])" office:value-type="float" office:value="10.83944" calcext:value-type="float">
            <text:p>10,83944</text:p>
          </table:table-cell>
          <table:table-cell table:style-name="ce12" table:formula="of:=AVERAGE([.J25:.J29])" office:value-type="float" office:value="80.65218" calcext:value-type="float">
            <text:p>80,65218</text:p>
          </table:table-cell>
          <table:table-cell table:style-name="ce12" table:formula="of:=AVERAGE([.K24:.K29])" office:value-type="float" office:value="30.17544" calcext:value-type="float">
            <text:p>30,17544</text:p>
          </table:table-cell>
          <table:table-cell table:style-name="ce12" table:formula="of:=AVERAGE([.L25:.L29])" office:value-type="float" office:value="55.4138" calcext:value-type="float">
            <text:p>55,4138</text:p>
          </table:table-cell>
          <table:table-cell table:style-name="ce12" table:formula="of:=AVERAGE([.M25:.M29])" office:value-type="float" office:value="12.71414" calcext:value-type="float">
            <text:p>12,71414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4: Resultados obtenidos por el algoritmo ILS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49.0244" calcext:value-type="float">
            <text:p>49,0244</text:p>
          </table:table-cell>
          <table:table-cell table:style-name="ce9" office:value-type="float" office:value="28.1687" calcext:value-type="float">
            <text:p>28,1687</text:p>
          </table:table-cell>
          <table:table-cell table:style-name="ce9" office:value-type="float" office:value="93.8053" calcext:value-type="float">
            <text:p>93,8053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5.236" calcext:value-type="float">
            <text:p>55,236</text:p>
          </table:table-cell>
          <table:table-cell table:style-name="ce9" office:value-type="float" office:value="71.1936" calcext:value-type="float">
            <text:p>71,1936</text:p>
          </table:table-cell>
          <table:table-cell table:style-name="ce13" office:value-type="float" office:value="78.2609" calcext:value-type="float">
            <text:p>78,2609</text:p>
          </table:table-cell>
          <table:table-cell table:style-name="ce12" office:value-type="float" office:value="24.5614" calcext:value-type="float">
            <text:p>24,5614</text:p>
          </table:table-cell>
          <table:table-cell table:style-name="ce12" office:value-type="float" office:value="51.4111" calcext:value-type="float">
            <text:p>51,4111</text:p>
          </table:table-cell>
          <table:table-cell table:style-name="ce12" office:value-type="float" office:value="135.797" calcext:value-type="float">
            <text:p>135,797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21.6667" calcext:value-type="float">
            <text:p>21,6667</text:p>
          </table:table-cell>
          <table:table-cell table:style-name="ce9" office:value-type="float" office:value="52.2967" calcext:value-type="float">
            <text:p>52,2967</text:p>
          </table:table-cell>
          <table:table-cell table:style-name="ce9" office:value-type="float" office:value="27.6909" calcext:value-type="float">
            <text:p>27,6909</text:p>
          </table:table-cell>
          <table:table-cell table:style-name="ce9" office:value-type="float" office:value="93.8053" calcext:value-type="float">
            <text:p>93,8053</text:p>
          </table:table-cell>
          <table:table-cell table:style-name="ce9" office:value-type="float" office:value="26.6667" calcext:value-type="float">
            <text:p>26,6667</text:p>
          </table:table-cell>
          <table:table-cell table:style-name="ce9" office:value-type="float" office:value="60.236" calcext:value-type="float">
            <text:p>60,236</text:p>
          </table:table-cell>
          <table:table-cell table:style-name="ce9" office:value-type="float" office:value="70.3562" calcext:value-type="float">
            <text:p>70,3562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48.7796" calcext:value-type="float">
            <text:p>48,7796</text:p>
          </table:table-cell>
          <table:table-cell table:style-name="ce12" office:value-type="float" office:value="139.505" calcext:value-type="float">
            <text:p>139,50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54.2886" calcext:value-type="float">
            <text:p>54,2886</text:p>
          </table:table-cell>
          <table:table-cell table:style-name="ce9" office:value-type="float" office:value="28.1743" calcext:value-type="float">
            <text:p>28,1743</text:p>
          </table:table-cell>
          <table:table-cell table:style-name="ce9" office:value-type="float" office:value="97.3451" calcext:value-type="float">
            <text:p>97,3451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55.3392" calcext:value-type="float">
            <text:p>55,3392</text:p>
          </table:table-cell>
          <table:table-cell table:style-name="ce9" office:value-type="float" office:value="68.6134" calcext:value-type="float">
            <text:p>68,6134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49.6568" calcext:value-type="float">
            <text:p>49,6568</text:p>
          </table:table-cell>
          <table:table-cell table:style-name="ce12" office:value-type="float" office:value="136.002" calcext:value-type="float">
            <text:p>136,002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21.6667" calcext:value-type="float">
            <text:p>21,6667</text:p>
          </table:table-cell>
          <table:table-cell table:style-name="ce9" office:value-type="float" office:value="54.7358" calcext:value-type="float">
            <text:p>54,7358</text:p>
          </table:table-cell>
          <table:table-cell table:style-name="ce9" office:value-type="float" office:value="29.6936" calcext:value-type="float">
            <text:p>29,6936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1.4602" calcext:value-type="float">
            <text:p>61,4602</text:p>
          </table:table-cell>
          <table:table-cell table:style-name="ce9" office:value-type="float" office:value="69.0423" calcext:value-type="float">
            <text:p>69,0423</text:p>
          </table:table-cell>
          <table:table-cell table:style-name="ce12" office:value-type="float" office:value="80.4348" calcext:value-type="float">
            <text:p>80,4348</text:p>
          </table:table-cell>
          <table:table-cell table:style-name="ce12" office:value-type="float" office:value="24.5614" calcext:value-type="float">
            <text:p>24,5614</text:p>
          </table:table-cell>
          <table:table-cell table:style-name="ce12" office:value-type="float" office:value="52.4981" calcext:value-type="float">
            <text:p>52,4981</text:p>
          </table:table-cell>
          <table:table-cell table:style-name="ce12" office:value-type="float" office:value="142.93" calcext:value-type="float">
            <text:p>142,93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68.2927" calcext:value-type="float">
            <text:p>68,2927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45.813" calcext:value-type="float">
            <text:p>45,813</text:p>
          </table:table-cell>
          <table:table-cell table:style-name="ce9" office:value-type="float" office:value="29.4333" calcext:value-type="float">
            <text:p>29,4333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5.6785" calcext:value-type="float">
            <text:p>55,6785</text:p>
          </table:table-cell>
          <table:table-cell table:style-name="ce9" office:value-type="float" office:value="68.5227" calcext:value-type="float">
            <text:p>68,5227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38.5965" calcext:value-type="float">
            <text:p>38,5965</text:p>
          </table:table-cell>
          <table:table-cell table:style-name="ce12" office:value-type="float" office:value="61.1461" calcext:value-type="float">
            <text:p>61,1461</text:p>
          </table:table-cell>
          <table:table-cell table:style-name="ce12" office:value-type="float" office:value="141.203" calcext:value-type="float">
            <text:p>141,203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35:.B40])" office:value-type="float" office:value="81.46342" calcext:value-type="float">
            <text:p>81,46342</text:p>
          </table:table-cell>
          <table:table-cell table:style-name="ce9" table:formula="of:=AVERAGE([.C36:.C40])" office:value-type="float" office:value="21" calcext:value-type="float">
            <text:p>21</text:p>
          </table:table-cell>
          <table:table-cell table:style-name="ce9" table:formula="of:=AVERAGE([.D36:.D40])" office:value-type="float" office:value="51.2317" calcext:value-type="float">
            <text:p>51,2317</text:p>
          </table:table-cell>
          <table:table-cell table:style-name="ce9" table:formula="of:=AVERAGE([.E36:.E40])" office:value-type="float" office:value="28.63216" calcext:value-type="float">
            <text:p>28,63216</text:p>
          </table:table-cell>
          <table:table-cell table:style-name="ce9" table:formula="of:=AVERAGE([.F36:.F40])" office:value-type="float" office:value="94.51328" calcext:value-type="float">
            <text:p>94,51328</text:p>
          </table:table-cell>
          <table:table-cell table:style-name="ce9" table:formula="of:=AVERAGE([.G36:.G40])" office:value-type="float" office:value="20.66668" calcext:value-type="float">
            <text:p>20,66668</text:p>
          </table:table-cell>
          <table:table-cell table:style-name="ce9" table:formula="of:=AVERAGE([.H36:.H40])" office:value-type="float" office:value="57.58998" calcext:value-type="float">
            <text:p>57,58998</text:p>
          </table:table-cell>
          <table:table-cell table:style-name="ce9" table:formula="of:=AVERAGE([.I36:.I40])" office:value-type="float" office:value="69.54564" calcext:value-type="float">
            <text:p>69,54564</text:p>
          </table:table-cell>
          <table:table-cell table:style-name="ce12" table:formula="of:=AVERAGE([.J36:.J40])" office:value-type="float" office:value="79.78264" calcext:value-type="float">
            <text:p>79,78264</text:p>
          </table:table-cell>
          <table:table-cell table:style-name="ce12" table:formula="of:=AVERAGE([.K35:.K40])" office:value-type="float" office:value="25.61402" calcext:value-type="float">
            <text:p>25,61402</text:p>
          </table:table-cell>
          <table:table-cell table:style-name="ce12" table:formula="of:=AVERAGE([.L36:.L40])" office:value-type="float" office:value="52.69834" calcext:value-type="float">
            <text:p>52,69834</text:p>
          </table:table-cell>
          <table:table-cell table:style-name="ce12" table:formula="of:=AVERAGE([.M36:.M40])" office:value-type="float" office:value="139.0874" calcext:value-type="float">
            <text:p>139,0874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5: Resultados obtenidos por el algoritmo DE RANDOM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3.1707" calcext:value-type="float">
            <text:p>73,170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81.5854" calcext:value-type="float">
            <text:p>81,5854</text:p>
          </table:table-cell>
          <table:table-cell table:style-name="ce9" office:value-type="float" office:value="19.587" calcext:value-type="float">
            <text:p>19,587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3.1268" calcext:value-type="float">
            <text:p>93,1268</text:p>
          </table:table-cell>
          <table:table-cell table:style-name="ce9" office:value-type="float" office:value="72.1019" calcext:value-type="float">
            <text:p>72,1019</text:p>
          </table:table-cell>
          <table:table-cell table:style-name="ce12" office:value-type="float" office:value="90.2174" calcext:value-type="float">
            <text:p>90,2174</text:p>
          </table:table-cell>
          <table:table-cell table:style-name="ce12" office:value-type="float" office:value="96.4912" calcext:value-type="float">
            <text:p>96,4912</text:p>
          </table:table-cell>
          <table:table-cell table:style-name="ce12" office:value-type="float" office:value="93.3543" calcext:value-type="float">
            <text:p>93,3543</text:p>
          </table:table-cell>
          <table:table-cell table:style-name="ce12" office:value-type="float" office:value="106.959" calcext:value-type="float">
            <text:p>106,959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88.3333" calcext:value-type="float">
            <text:p>88,3333</text:p>
          </table:table-cell>
          <table:table-cell table:style-name="ce9" office:value-type="float" office:value="88.0691" calcext:value-type="float">
            <text:p>88,0691</text:p>
          </table:table-cell>
          <table:table-cell table:style-name="ce9" office:value-type="float" office:value="18.9681" calcext:value-type="float">
            <text:p>18,9681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4.0118" calcext:value-type="float">
            <text:p>94,0118</text:p>
          </table:table-cell>
          <table:table-cell table:style-name="ce9" office:value-type="float" office:value="72.16" calcext:value-type="float">
            <text:p>72,16</text:p>
          </table:table-cell>
          <table:table-cell table:style-name="ce12" office:value-type="float" office:value="86.9565" calcext:value-type="float">
            <text:p>86,9565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90.8467" calcext:value-type="float">
            <text:p>90,8467</text:p>
          </table:table-cell>
          <table:table-cell table:style-name="ce12" office:value-type="float" office:value="97.8624" calcext:value-type="float">
            <text:p>97,8624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88.3333" calcext:value-type="float">
            <text:p>88,3333</text:p>
          </table:table-cell>
          <table:table-cell table:style-name="ce9" office:value-type="float" office:value="85.6301" calcext:value-type="float">
            <text:p>85,6301</text:p>
          </table:table-cell>
          <table:table-cell table:style-name="ce9" office:value-type="float" office:value="19.134" calcext:value-type="float">
            <text:p>19,134</text:p>
          </table:table-cell>
          <table:table-cell table:style-name="ce9" office:value-type="float" office:value="93.8053" calcext:value-type="float">
            <text:p>93,8053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3.5693" calcext:value-type="float">
            <text:p>93,5693</text:p>
          </table:table-cell>
          <table:table-cell table:style-name="ce9" office:value-type="float" office:value="71.4551" calcext:value-type="float">
            <text:p>71,4551</text:p>
          </table:table-cell>
          <table:table-cell table:style-name="ce12" office:value-type="float" office:value="82.6087" calcext:value-type="float">
            <text:p>82,6087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88.6728" calcext:value-type="float">
            <text:p>88,6728</text:p>
          </table:table-cell>
          <table:table-cell table:style-name="ce12" office:value-type="float" office:value="107.369" calcext:value-type="float">
            <text:p>107,369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88.3333" calcext:value-type="float">
            <text:p>88,3333</text:p>
          </table:table-cell>
          <table:table-cell table:style-name="ce9" office:value-type="float" office:value="86.8496" calcext:value-type="float">
            <text:p>86,8496</text:p>
          </table:table-cell>
          <table:table-cell table:style-name="ce9" office:value-type="float" office:value="19.6857" calcext:value-type="float">
            <text:p>19,6857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3.1268" calcext:value-type="float">
            <text:p>93,1268</text:p>
          </table:table-cell>
          <table:table-cell table:style-name="ce9" office:value-type="float" office:value="74.4091" calcext:value-type="float">
            <text:p>74,4091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87.0423" calcext:value-type="float">
            <text:p>87,0423</text:p>
          </table:table-cell>
          <table:table-cell table:style-name="ce12" office:value-type="float" office:value="107.251" calcext:value-type="float">
            <text:p>107,251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0.4878" calcext:value-type="float">
            <text:p>80,4878</text:p>
          </table:table-cell>
          <table:table-cell table:style-name="ce9" office:value-type="float" office:value="88.3333" calcext:value-type="float">
            <text:p>88,3333</text:p>
          </table:table-cell>
          <table:table-cell table:style-name="ce9" office:value-type="float" office:value="84.4106" calcext:value-type="float">
            <text:p>84,4106</text:p>
          </table:table-cell>
          <table:table-cell table:style-name="ce9" office:value-type="float" office:value="19.4013" calcext:value-type="float">
            <text:p>19,4013</text:p>
          </table:table-cell>
          <table:table-cell table:style-name="ce9" office:value-type="float" office:value="93.8053" calcext:value-type="float">
            <text:p>93,8053</text:p>
          </table:table-cell>
          <table:table-cell table:style-name="ce9" office:value-type="float" office:value="93.3333" calcext:value-type="float">
            <text:p>93,3333</text:p>
          </table:table-cell>
          <table:table-cell table:style-name="ce9" office:value-type="float" office:value="93.5693" calcext:value-type="float">
            <text:p>93,5693</text:p>
          </table:table-cell>
          <table:table-cell table:style-name="ce9" office:value-type="float" office:value="71.7964" calcext:value-type="float">
            <text:p>71,7964</text:p>
          </table:table-cell>
          <table:table-cell table:style-name="ce12" office:value-type="float" office:value="82.6087" calcext:value-type="float">
            <text:p>82,6087</text:p>
          </table:table-cell>
          <table:table-cell table:style-name="ce12" office:value-type="float" office:value="94.7368" calcext:value-type="float">
            <text:p>94,7368</text:p>
          </table:table-cell>
          <table:table-cell table:style-name="ce12" office:value-type="float" office:value="88.6728" calcext:value-type="float">
            <text:p>88,6728</text:p>
          </table:table-cell>
          <table:table-cell table:style-name="ce12" office:value-type="float" office:value="94.889" calcext:value-type="float">
            <text:p>94,889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46:.B51])" office:value-type="float" office:value="81.95122" calcext:value-type="float">
            <text:p>81,95122</text:p>
          </table:table-cell>
          <table:table-cell table:style-name="ce9" table:formula="of:=AVERAGE([.C47:.C51])" office:value-type="float" office:value="88.66664" calcext:value-type="float">
            <text:p>88,66664</text:p>
          </table:table-cell>
          <table:table-cell table:style-name="ce9" table:formula="of:=AVERAGE([.D47:.D51])" office:value-type="float" office:value="85.30896" calcext:value-type="float">
            <text:p>85,30896</text:p>
          </table:table-cell>
          <table:table-cell table:style-name="ce9" table:formula="of:=AVERAGE([.E47:.E51])" office:value-type="float" office:value="19.35522" calcext:value-type="float">
            <text:p>19,35522</text:p>
          </table:table-cell>
          <table:table-cell table:style-name="ce9" table:formula="of:=AVERAGE([.F47:.F51])" office:value-type="float" office:value="93.62834" calcext:value-type="float">
            <text:p>93,62834</text:p>
          </table:table-cell>
          <table:table-cell table:style-name="ce9" table:formula="of:=AVERAGE([.G47:.G51])" office:value-type="float" office:value="93.3333" calcext:value-type="float">
            <text:p>93,3333</text:p>
          </table:table-cell>
          <table:table-cell table:style-name="ce9" table:formula="of:=AVERAGE([.H47:.H51])" office:value-type="float" office:value="93.4808" calcext:value-type="float">
            <text:p>93,4808</text:p>
          </table:table-cell>
          <table:table-cell table:style-name="ce9" table:formula="of:=AVERAGE([.I47:.I51])" office:value-type="float" office:value="72.3845" calcext:value-type="float">
            <text:p>72,3845</text:p>
          </table:table-cell>
          <table:table-cell table:style-name="ce12" table:formula="of:=AVERAGE([.J47:.J51])" office:value-type="float" office:value="84.34782" calcext:value-type="float">
            <text:p>84,34782</text:p>
          </table:table-cell>
          <table:table-cell table:style-name="ce12" table:formula="of:=AVERAGE([.K46:.K51])" office:value-type="float" office:value="95.08768" calcext:value-type="float">
            <text:p>95,08768</text:p>
          </table:table-cell>
          <table:table-cell table:style-name="ce12" table:formula="of:=AVERAGE([.L47:.L51])" office:value-type="float" office:value="89.71778" calcext:value-type="float">
            <text:p>89,71778</text:p>
          </table:table-cell>
          <table:table-cell table:style-name="ce12" table:formula="of:=AVERAGE([.M47:.M51])" office:value-type="float" office:value="102.86608" calcext:value-type="float">
            <text:p>102,86608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6: Resultados obtenidos por el algoritmo DE CURRENT TO BEST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63.3333" calcext:value-type="float">
            <text:p>63,3333</text:p>
          </table:table-cell>
          <table:table-cell table:style-name="ce9" office:value-type="float" office:value="69.4715" calcext:value-type="float">
            <text:p>69,4715</text:p>
          </table:table-cell>
          <table:table-cell table:style-name="ce9" office:value-type="float" office:value="21.0931" calcext:value-type="float">
            <text:p>21,0931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81.0177" calcext:value-type="float">
            <text:p>81,0177</text:p>
          </table:table-cell>
          <table:table-cell table:style-name="ce9" office:value-type="float" office:value="79.8989" calcext:value-type="float">
            <text:p>79,8989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63.1579" calcext:value-type="float">
            <text:p>63,1579</text:p>
          </table:table-cell>
          <table:table-cell table:style-name="ce12" office:value-type="float" office:value="73.4268" calcext:value-type="float">
            <text:p>73,4268</text:p>
          </table:table-cell>
          <table:table-cell table:style-name="ce12" office:value-type="float" office:value="96.1655" calcext:value-type="float">
            <text:p>96,165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5.3659" calcext:value-type="float">
            <text:p>85,3659</text:p>
          </table:table-cell>
          <table:table-cell table:style-name="ce9" office:value-type="float" office:value="63.3333" calcext:value-type="float">
            <text:p>63,3333</text:p>
          </table:table-cell>
          <table:table-cell table:style-name="ce9" office:value-type="float" office:value="74.3496" calcext:value-type="float">
            <text:p>74,3496</text:p>
          </table:table-cell>
          <table:table-cell table:style-name="ce9" office:value-type="float" office:value="19.4221" calcext:value-type="float">
            <text:p>19,4221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63.3333" calcext:value-type="float">
            <text:p>63,3333</text:p>
          </table:table-cell>
          <table:table-cell table:style-name="ce9" office:value-type="float" office:value="78.1268" calcext:value-type="float">
            <text:p>78,1268</text:p>
          </table:table-cell>
          <table:table-cell table:style-name="ce9" office:value-type="float" office:value="75.2726" calcext:value-type="float">
            <text:p>75,2726</text:p>
          </table:table-cell>
          <table:table-cell table:style-name="ce12" office:value-type="float" office:value="82.6087" calcext:value-type="float">
            <text:p>82,6087</text:p>
          </table:table-cell>
          <table:table-cell table:style-name="ce12" office:value-type="float" office:value="64.9123" calcext:value-type="float">
            <text:p>64,9123</text:p>
          </table:table-cell>
          <table:table-cell table:style-name="ce12" office:value-type="float" office:value="73.7605" calcext:value-type="float">
            <text:p>73,7605</text:p>
          </table:table-cell>
          <table:table-cell table:style-name="ce12" office:value-type="float" office:value="95.3744" calcext:value-type="float">
            <text:p>95,3744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48.3333" calcext:value-type="float">
            <text:p>48,3333</text:p>
          </table:table-cell>
          <table:table-cell table:style-name="ce9" office:value-type="float" office:value="69.2886" calcext:value-type="float">
            <text:p>69,2886</text:p>
          </table:table-cell>
          <table:table-cell table:style-name="ce9" office:value-type="float" office:value="22.0457" calcext:value-type="float">
            <text:p>22,0457</text:p>
          </table:table-cell>
          <table:table-cell table:style-name="ce9" office:value-type="float" office:value="96.4602" calcext:value-type="float">
            <text:p>96,460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8.2301" calcext:value-type="float">
            <text:p>88,2301</text:p>
          </table:table-cell>
          <table:table-cell table:style-name="ce9" office:value-type="float" office:value="76.76" calcext:value-type="float">
            <text:p>76,76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61.4035" calcext:value-type="float">
            <text:p>61,4035</text:p>
          </table:table-cell>
          <table:table-cell table:style-name="ce12" office:value-type="float" office:value="71.4626" calcext:value-type="float">
            <text:p>71,4626</text:p>
          </table:table-cell>
          <table:table-cell table:style-name="ce12" office:value-type="float" office:value="94.7781" calcext:value-type="float">
            <text:p>94,7781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61.6667" calcext:value-type="float">
            <text:p>61,6667</text:p>
          </table:table-cell>
          <table:table-cell table:style-name="ce9" office:value-type="float" office:value="74.7358" calcext:value-type="float">
            <text:p>74,7358</text:p>
          </table:table-cell>
          <table:table-cell table:style-name="ce9" office:value-type="float" office:value="19.9012" calcext:value-type="float">
            <text:p>19,9012</text:p>
          </table:table-cell>
          <table:table-cell table:style-name="ce9" office:value-type="float" office:value="97.3451" calcext:value-type="float">
            <text:p>97,3451</text:p>
          </table:table-cell>
          <table:table-cell table:style-name="ce9" office:value-type="float" office:value="66.6667" calcext:value-type="float">
            <text:p>66,6667</text:p>
          </table:table-cell>
          <table:table-cell table:style-name="ce9" office:value-type="float" office:value="82.0059" calcext:value-type="float">
            <text:p>82,0059</text:p>
          </table:table-cell>
          <table:table-cell table:style-name="ce9" office:value-type="float" office:value="82.9237" calcext:value-type="float">
            <text:p>82,9237</text:p>
          </table:table-cell>
          <table:table-cell table:style-name="ce12" office:value-type="float" office:value="72.8261" calcext:value-type="float">
            <text:p>72,8261</text:p>
          </table:table-cell>
          <table:table-cell table:style-name="ce12" office:value-type="float" office:value="64.9123" calcext:value-type="float">
            <text:p>64,9123</text:p>
          </table:table-cell>
          <table:table-cell table:style-name="ce12" office:value-type="float" office:value="68.8692" calcext:value-type="float">
            <text:p>68,8692</text:p>
          </table:table-cell>
          <table:table-cell table:style-name="ce12" office:value-type="float" office:value="93.0355" calcext:value-type="float">
            <text:p>93,035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0.4878" calcext:value-type="float">
            <text:p>80,4878</text:p>
          </table:table-cell>
          <table:table-cell table:style-name="ce9" office:value-type="float" office:value="66.6667" calcext:value-type="float">
            <text:p>66,6667</text:p>
          </table:table-cell>
          <table:table-cell table:style-name="ce9" office:value-type="float" office:value="73.5772" calcext:value-type="float">
            <text:p>73,5772</text:p>
          </table:table-cell>
          <table:table-cell table:style-name="ce9" office:value-type="float" office:value="18.9014" calcext:value-type="float">
            <text:p>18,9014</text:p>
          </table:table-cell>
          <table:table-cell table:style-name="ce9" office:value-type="float" office:value="85.8407" calcext:value-type="float">
            <text:p>85,8407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82.9204" calcext:value-type="float">
            <text:p>82,9204</text:p>
          </table:table-cell>
          <table:table-cell table:style-name="ce9" office:value-type="float" office:value="71.6756" calcext:value-type="float">
            <text:p>71,6756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59.6491" calcext:value-type="float">
            <text:p>59,6491</text:p>
          </table:table-cell>
          <table:table-cell table:style-name="ce12" office:value-type="float" office:value="70.5854" calcext:value-type="float">
            <text:p>70,5854</text:p>
          </table:table-cell>
          <table:table-cell table:style-name="ce12" office:value-type="float" office:value="92.037" calcext:value-type="float">
            <text:p>92,03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57:.B62])" office:value-type="float" office:value="83.90246" calcext:value-type="float">
            <text:p>83,90246</text:p>
          </table:table-cell>
          <table:table-cell table:style-name="ce9" table:formula="of:=AVERAGE([.C58:.C62])" office:value-type="float" office:value="60.66666" calcext:value-type="float">
            <text:p>60,66666</text:p>
          </table:table-cell>
          <table:table-cell table:style-name="ce9" table:formula="of:=AVERAGE([.D58:.D62])" office:value-type="float" office:value="72.28454" calcext:value-type="float">
            <text:p>72,28454</text:p>
          </table:table-cell>
          <table:table-cell table:style-name="ce9" table:formula="of:=AVERAGE([.E58:.E62])" office:value-type="float" office:value="20.2727" calcext:value-type="float">
            <text:p>20,2727</text:p>
          </table:table-cell>
          <table:table-cell table:style-name="ce9" table:formula="of:=AVERAGE([.F58:.F62])" office:value-type="float" office:value="92.92036" calcext:value-type="float">
            <text:p>92,92036</text:p>
          </table:table-cell>
          <table:table-cell table:style-name="ce9" table:formula="of:=AVERAGE([.G58:.G62])" office:value-type="float" office:value="72" calcext:value-type="float">
            <text:p>72</text:p>
          </table:table-cell>
          <table:table-cell table:style-name="ce9" table:formula="of:=AVERAGE([.H58:.H62])" office:value-type="float" office:value="82.46018" calcext:value-type="float">
            <text:p>82,46018</text:p>
          </table:table-cell>
          <table:table-cell table:style-name="ce9" table:formula="of:=AVERAGE([.I58:.I62])" office:value-type="float" office:value="77.30616" calcext:value-type="float">
            <text:p>77,30616</text:p>
          </table:table-cell>
          <table:table-cell table:style-name="ce12" table:formula="of:=AVERAGE([.J58:.J62])" office:value-type="float" office:value="80.43478" calcext:value-type="float">
            <text:p>80,43478</text:p>
          </table:table-cell>
          <table:table-cell table:style-name="ce12" table:formula="of:=AVERAGE([.K57:.K62])" office:value-type="float" office:value="62.80702" calcext:value-type="float">
            <text:p>62,80702</text:p>
          </table:table-cell>
          <table:table-cell table:style-name="ce12" table:formula="of:=AVERAGE([.L58:.L62])" office:value-type="float" office:value="71.6209" calcext:value-type="float">
            <text:p>71,6209</text:p>
          </table:table-cell>
          <table:table-cell table:style-name="ce12" table:formula="of:=AVERAGE([.M58:.M62])" office:value-type="float" office:value="94.2781" calcext:value-type="float">
            <text:p>94,2781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7: Resultados obtenidos por el algoritmo BL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48.1911" calcext:value-type="float">
            <text:p>48,1911</text:p>
          </table:table-cell>
          <table:table-cell table:style-name="ce9" office:value-type="float" office:value="2.15189" calcext:value-type="float">
            <text:p>2,15189</text:p>
          </table:table-cell>
          <table:table-cell table:style-name="ce9" office:value-type="float" office:value="93.8053" calcext:value-type="float">
            <text:p>93,805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6.9027" calcext:value-type="float">
            <text:p>56,9027</text:p>
          </table:table-cell>
          <table:table-cell table:style-name="ce9" office:value-type="float" office:value="4.29518" calcext:value-type="float">
            <text:p>4,29518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49.323" calcext:value-type="float">
            <text:p>49,323</text:p>
          </table:table-cell>
          <table:table-cell table:style-name="ce12" office:value-type="float" office:value="9.08716" calcext:value-type="float">
            <text:p>9,08716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0.4878" calcext:value-type="float">
            <text:p>80,4878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49.4106" calcext:value-type="float">
            <text:p>49,4106</text:p>
          </table:table-cell>
          <table:table-cell table:style-name="ce9" office:value-type="float" office:value="2.10916" calcext:value-type="float">
            <text:p>2,10916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4.7935" calcext:value-type="float">
            <text:p>54,7935</text:p>
          </table:table-cell>
          <table:table-cell table:style-name="ce9" office:value-type="float" office:value="4.14705" calcext:value-type="float">
            <text:p>4,14705</text:p>
          </table:table-cell>
          <table:table-cell table:style-name="ce12" office:value-type="float" office:value="76.087" calcext:value-type="float">
            <text:p>76,087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47.6926" calcext:value-type="float">
            <text:p>47,6926</text:p>
          </table:table-cell>
          <table:table-cell table:style-name="ce12" office:value-type="float" office:value="8.93329" calcext:value-type="float">
            <text:p>8,93329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78.0488" calcext:value-type="float">
            <text:p>78,0488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48.1911" calcext:value-type="float">
            <text:p>48,1911</text:p>
          </table:table-cell>
          <table:table-cell table:style-name="ce9" office:value-type="float" office:value="2.11307" calcext:value-type="float">
            <text:p>2,11307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59.4543" calcext:value-type="float">
            <text:p>59,4543</text:p>
          </table:table-cell>
          <table:table-cell table:style-name="ce9" office:value-type="float" office:value="4.19296" calcext:value-type="float">
            <text:p>4,19296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17.5439" calcext:value-type="float">
            <text:p>17,5439</text:p>
          </table:table-cell>
          <table:table-cell table:style-name="ce12" office:value-type="float" office:value="47.9024" calcext:value-type="float">
            <text:p>47,9024</text:p>
          </table:table-cell>
          <table:table-cell table:style-name="ce12" office:value-type="float" office:value="9.0591" calcext:value-type="float">
            <text:p>9,0591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90.2439" calcext:value-type="float">
            <text:p>90,2439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3.4553" calcext:value-type="float">
            <text:p>53,4553</text:p>
          </table:table-cell>
          <table:table-cell table:style-name="ce9" office:value-type="float" office:value="2.23855" calcext:value-type="float">
            <text:p>2,23855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6.1209" calcext:value-type="float">
            <text:p>56,1209</text:p>
          </table:table-cell>
          <table:table-cell table:style-name="ce9" office:value-type="float" office:value="4.4525" calcext:value-type="float">
            <text:p>4,4525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24.5614" calcext:value-type="float">
            <text:p>24,5614</text:p>
          </table:table-cell>
          <table:table-cell table:style-name="ce12" office:value-type="float" office:value="51.9546" calcext:value-type="float">
            <text:p>51,9546</text:p>
          </table:table-cell>
          <table:table-cell table:style-name="ce12" office:value-type="float" office:value="9.23437" calcext:value-type="float">
            <text:p>9,23437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31.6667" calcext:value-type="float">
            <text:p>31,6667</text:p>
          </table:table-cell>
          <table:table-cell table:style-name="ce9" office:value-type="float" office:value="53.6382" calcext:value-type="float">
            <text:p>53,6382</text:p>
          </table:table-cell>
          <table:table-cell table:style-name="ce9" office:value-type="float" office:value="2.10487" calcext:value-type="float">
            <text:p>2,10487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59.0118" calcext:value-type="float">
            <text:p>59,0118</text:p>
          </table:table-cell>
          <table:table-cell table:style-name="ce9" office:value-type="float" office:value="4.45159" calcext:value-type="float">
            <text:p>4,45159</text:p>
          </table:table-cell>
          <table:table-cell table:style-name="ce12" office:value-type="float" office:value="76.087" calcext:value-type="float">
            <text:p>76,087</text:p>
          </table:table-cell>
          <table:table-cell table:style-name="ce12" office:value-type="float" office:value="22.807" calcext:value-type="float">
            <text:p>22,807</text:p>
          </table:table-cell>
          <table:table-cell table:style-name="ce12" office:value-type="float" office:value="49.447" calcext:value-type="float">
            <text:p>49,447</text:p>
          </table:table-cell>
          <table:table-cell table:style-name="ce12" office:value-type="float" office:value="9.22552" calcext:value-type="float">
            <text:p>9,22552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68:.B73])" office:value-type="float" office:value="80.48782" calcext:value-type="float">
            <text:p>80,48782</text:p>
          </table:table-cell>
          <table:table-cell table:style-name="ce9" table:formula="of:=AVERAGE([.C69:.C73])" office:value-type="float" office:value="20.66666" calcext:value-type="float">
            <text:p>20,66666</text:p>
          </table:table-cell>
          <table:table-cell table:style-name="ce9" table:formula="of:=AVERAGE([.D69:.D73])" office:value-type="float" office:value="50.57726" calcext:value-type="float">
            <text:p>50,57726</text:p>
          </table:table-cell>
          <table:table-cell table:style-name="ce9" table:formula="of:=AVERAGE([.E69:.E73])" office:value-type="float" office:value="2.143508" calcext:value-type="float">
            <text:p>2,143508</text:p>
          </table:table-cell>
          <table:table-cell table:style-name="ce9" table:formula="of:=AVERAGE([.F69:.F73])" office:value-type="float" office:value="94.51328" calcext:value-type="float">
            <text:p>94,51328</text:p>
          </table:table-cell>
          <table:table-cell table:style-name="ce9" table:formula="of:=AVERAGE([.G69:.G73])" office:value-type="float" office:value="20" calcext:value-type="float">
            <text:p>20</text:p>
          </table:table-cell>
          <table:table-cell table:style-name="ce9" table:formula="of:=AVERAGE([.H69:.H73])" office:value-type="float" office:value="57.25664" calcext:value-type="float">
            <text:p>57,25664</text:p>
          </table:table-cell>
          <table:table-cell table:style-name="ce9" table:formula="of:=AVERAGE([.I69:.I73])" office:value-type="float" office:value="4.307856" calcext:value-type="float">
            <text:p>4,307856</text:p>
          </table:table-cell>
          <table:table-cell table:style-name="ce12" table:formula="of:=AVERAGE([.J69:.J73])" office:value-type="float" office:value="77.8261" calcext:value-type="float">
            <text:p>77,8261</text:p>
          </table:table-cell>
          <table:table-cell table:style-name="ce12" table:formula="of:=AVERAGE([.K68:.K73])" office:value-type="float" office:value="20.70174" calcext:value-type="float">
            <text:p>20,70174</text:p>
          </table:table-cell>
          <table:table-cell table:style-name="ce12" table:formula="of:=AVERAGE([.L69:.L73])" office:value-type="float" office:value="49.26392" calcext:value-type="float">
            <text:p>49,26392</text:p>
          </table:table-cell>
          <table:table-cell table:style-name="ce12" table:formula="of:=AVERAGE([.M69:.M73])" office:value-type="float" office:value="9.107888" calcext:value-type="float">
            <text:p>9,107888</text:p>
          </table:table-cell>
          <table:table-cell table:number-columns-repeated="1011"/>
        </table:table-row>
        <table:table-row table:style-name="ro5" table:number-rows-repeated="2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8: Resultados obtenidos por el algoritmo AGG-BLX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68.2927" calcext:value-type="float">
            <text:p>68,2927</text:p>
          </table:table-cell>
          <table:table-cell table:style-name="ce9" office:value-type="float" office:value="38.3333" calcext:value-type="float">
            <text:p>38,3333</text:p>
          </table:table-cell>
          <table:table-cell table:style-name="ce9" office:value-type="float" office:value="53.313" calcext:value-type="float">
            <text:p>53,313</text:p>
          </table:table-cell>
          <table:table-cell table:style-name="ce9" office:value-type="float" office:value="25.1605" calcext:value-type="float">
            <text:p>25,1605</text:p>
          </table:table-cell>
          <table:table-cell table:style-name="ce9" office:value-type="float" office:value="91.1504" calcext:value-type="float">
            <text:p>91,150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0.5752" calcext:value-type="float">
            <text:p>70,5752</text:p>
          </table:table-cell>
          <table:table-cell table:style-name="ce9" office:value-type="float" office:value="103.422" calcext:value-type="float">
            <text:p>103,422</text:p>
          </table:table-cell>
          <table:table-cell table:style-name="ce12" office:value-type="float" office:value="79.3478" calcext:value-type="float">
            <text:p>79,3478</text:p>
          </table:table-cell>
          <table:table-cell table:style-name="ce12" office:value-type="float" office:value="35.0877" calcext:value-type="float">
            <text:p>35,0877</text:p>
          </table:table-cell>
          <table:table-cell table:style-name="ce12" office:value-type="float" office:value="57.2178" calcext:value-type="float">
            <text:p>57,2178</text:p>
          </table:table-cell>
          <table:table-cell table:style-name="ce12" office:value-type="float" office:value="115.508" calcext:value-type="float">
            <text:p>115,508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38.3333" calcext:value-type="float">
            <text:p>38,3333</text:p>
          </table:table-cell>
          <table:table-cell table:style-name="ce9" office:value-type="float" office:value="60.6301" calcext:value-type="float">
            <text:p>60,6301</text:p>
          </table:table-cell>
          <table:table-cell table:style-name="ce9" office:value-type="float" office:value="24.9759" calcext:value-type="float">
            <text:p>24,9759</text:p>
          </table:table-cell>
          <table:table-cell table:style-name="ce9" office:value-type="float" office:value="91.1504" calcext:value-type="float">
            <text:p>91,1504</text:p>
          </table:table-cell>
          <table:table-cell table:style-name="ce9" office:value-type="float" office:value="43.3333" calcext:value-type="float">
            <text:p>43,3333</text:p>
          </table:table-cell>
          <table:table-cell table:style-name="ce9" office:value-type="float" office:value="67.2419" calcext:value-type="float">
            <text:p>67,2419</text:p>
          </table:table-cell>
          <table:table-cell table:style-name="ce9" office:value-type="float" office:value="103.197" calcext:value-type="float">
            <text:p>103,197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36.8421" calcext:value-type="float">
            <text:p>36,8421</text:p>
          </table:table-cell>
          <table:table-cell table:style-name="ce12" office:value-type="float" office:value="57.5515" calcext:value-type="float">
            <text:p>57,5515</text:p>
          </table:table-cell>
          <table:table-cell table:style-name="ce12" office:value-type="float" office:value="115.755" calcext:value-type="float">
            <text:p>115,75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7.8049" calcext:value-type="float">
            <text:p>57,8049</text:p>
          </table:table-cell>
          <table:table-cell table:style-name="ce9" office:value-type="float" office:value="24.8044" calcext:value-type="float">
            <text:p>24,8044</text:p>
          </table:table-cell>
          <table:table-cell table:style-name="ce9" office:value-type="float" office:value="91.1504" calcext:value-type="float">
            <text:p>91,1504</text:p>
          </table:table-cell>
          <table:table-cell table:style-name="ce9" office:value-type="float" office:value="46.6667" calcext:value-type="float">
            <text:p>46,6667</text:p>
          </table:table-cell>
          <table:table-cell table:style-name="ce9" office:value-type="float" office:value="68.9086" calcext:value-type="float">
            <text:p>68,9086</text:p>
          </table:table-cell>
          <table:table-cell table:style-name="ce9" office:value-type="float" office:value="103.492" calcext:value-type="float">
            <text:p>103,492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38.5965" calcext:value-type="float">
            <text:p>38,5965</text:p>
          </table:table-cell>
          <table:table-cell table:style-name="ce12" office:value-type="float" office:value="56.7982" calcext:value-type="float">
            <text:p>56,7982</text:p>
          </table:table-cell>
          <table:table-cell table:style-name="ce12" office:value-type="float" office:value="114.817" calcext:value-type="float">
            <text:p>114,817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95.122" calcext:value-type="float">
            <text:p>95,122</text:p>
          </table:table-cell>
          <table:table-cell table:style-name="ce9" office:value-type="float" office:value="33.3333" calcext:value-type="float">
            <text:p>33,3333</text:p>
          </table:table-cell>
          <table:table-cell table:style-name="ce9" office:value-type="float" office:value="64.2276" calcext:value-type="float">
            <text:p>64,2276</text:p>
          </table:table-cell>
          <table:table-cell table:style-name="ce9" office:value-type="float" office:value="25.0708" calcext:value-type="float">
            <text:p>25,0708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46.6667" calcext:value-type="float">
            <text:p>46,6667</text:p>
          </table:table-cell>
          <table:table-cell table:style-name="ce9" office:value-type="float" office:value="69.7935" calcext:value-type="float">
            <text:p>69,7935</text:p>
          </table:table-cell>
          <table:table-cell table:style-name="ce9" office:value-type="float" office:value="102.967" calcext:value-type="float">
            <text:p>102,967</text:p>
          </table:table-cell>
          <table:table-cell table:style-name="ce12" office:value-type="float" office:value="81.5217" calcext:value-type="float">
            <text:p>81,5217</text:p>
          </table:table-cell>
          <table:table-cell table:style-name="ce12" office:value-type="float" office:value="35.0877" calcext:value-type="float">
            <text:p>35,0877</text:p>
          </table:table-cell>
          <table:table-cell table:style-name="ce12" office:value-type="float" office:value="58.3047" calcext:value-type="float">
            <text:p>58,3047</text:p>
          </table:table-cell>
          <table:table-cell table:style-name="ce12" office:value-type="float" office:value="115" calcext:value-type="float">
            <text:p>11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38.3333" calcext:value-type="float">
            <text:p>38,3333</text:p>
          </table:table-cell>
          <table:table-cell table:style-name="ce9" office:value-type="float" office:value="63.0691" calcext:value-type="float">
            <text:p>63,0691</text:p>
          </table:table-cell>
          <table:table-cell table:style-name="ce9" office:value-type="float" office:value="24.7738" calcext:value-type="float">
            <text:p>24,7738</text:p>
          </table:table-cell>
          <table:table-cell table:style-name="ce9" office:value-type="float" office:value="92.0354" calcext:value-type="float">
            <text:p>92,0354</text:p>
          </table:table-cell>
          <table:table-cell table:style-name="ce9" office:value-type="float" office:value="46.6667" calcext:value-type="float">
            <text:p>46,6667</text:p>
          </table:table-cell>
          <table:table-cell table:style-name="ce9" office:value-type="float" office:value="69.351" calcext:value-type="float">
            <text:p>69,351</text:p>
          </table:table-cell>
          <table:table-cell table:style-name="ce9" office:value-type="float" office:value="104.408" calcext:value-type="float">
            <text:p>104,408</text:p>
          </table:table-cell>
          <table:table-cell table:style-name="ce12" office:value-type="float" office:value="77.1739" calcext:value-type="float">
            <text:p>77,1739</text:p>
          </table:table-cell>
          <table:table-cell table:style-name="ce12" office:value-type="float" office:value="36.8421" calcext:value-type="float">
            <text:p>36,8421</text:p>
          </table:table-cell>
          <table:table-cell table:style-name="ce12" office:value-type="float" office:value="57.008" calcext:value-type="float">
            <text:p>57,008</text:p>
          </table:table-cell>
          <table:table-cell table:style-name="ce12" office:value-type="float" office:value="114.847" calcext:value-type="float">
            <text:p>114,847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79:.B84])" office:value-type="float" office:value="81.95124" calcext:value-type="float">
            <text:p>81,95124</text:p>
          </table:table-cell>
          <table:table-cell table:style-name="ce9" table:formula="of:=AVERAGE([.C80:.C84])" office:value-type="float" office:value="37.66664" calcext:value-type="float">
            <text:p>37,66664</text:p>
          </table:table-cell>
          <table:table-cell table:style-name="ce9" table:formula="of:=AVERAGE([.D80:.D84])" office:value-type="float" office:value="59.80894" calcext:value-type="float">
            <text:p>59,80894</text:p>
          </table:table-cell>
          <table:table-cell table:style-name="ce9" table:formula="of:=AVERAGE([.E80:.E84])" office:value-type="float" office:value="24.95708" calcext:value-type="float">
            <text:p>24,95708</text:p>
          </table:table-cell>
          <table:table-cell table:style-name="ce9" table:formula="of:=AVERAGE([.F80:.F84])" office:value-type="float" office:value="91.6814" calcext:value-type="float">
            <text:p>91,6814</text:p>
          </table:table-cell>
          <table:table-cell table:style-name="ce9" table:formula="of:=AVERAGE([.G80:.G84])" office:value-type="float" office:value="46.66668" calcext:value-type="float">
            <text:p>46,66668</text:p>
          </table:table-cell>
          <table:table-cell table:style-name="ce9" table:formula="of:=AVERAGE([.H80:.H84])" office:value-type="float" office:value="69.17404" calcext:value-type="float">
            <text:p>69,17404</text:p>
          </table:table-cell>
          <table:table-cell table:style-name="ce9" table:formula="of:=AVERAGE([.I80:.I84])" office:value-type="float" office:value="103.4972" calcext:value-type="float">
            <text:p>103,4972</text:p>
          </table:table-cell>
          <table:table-cell table:style-name="ce12" table:formula="of:=AVERAGE([.J80:.J84])" office:value-type="float" office:value="78.26086" calcext:value-type="float">
            <text:p>78,26086</text:p>
          </table:table-cell>
          <table:table-cell table:style-name="ce12" table:formula="of:=AVERAGE([.K79:.K84])" office:value-type="float" office:value="36.49122" calcext:value-type="float">
            <text:p>36,49122</text:p>
          </table:table-cell>
          <table:table-cell table:style-name="ce12" table:formula="of:=AVERAGE([.L80:.L84])" office:value-type="float" office:value="57.37604" calcext:value-type="float">
            <text:p>57,37604</text:p>
          </table:table-cell>
          <table:table-cell table:style-name="ce12" table:formula="of:=AVERAGE([.M80:.M84])" office:value-type="float" office:value="115.1854" calcext:value-type="float">
            <text:p>115,1854</text:p>
          </table:table-cell>
          <table:table-cell table:number-columns-repeated="1011"/>
        </table:table-row>
        <table:table-row table:style-name="ro5">
          <table:table-cell table:style-name="Default" table:number-columns-repeated="13"/>
          <table:table-cell table:number-columns-repeated="1011"/>
        </table:table-row>
        <table:table-row table:style-name="ro5">
          <table:table-cell table:style-name="Default" table:number-columns-repeated="3"/>
          <table:table-cell table:style-name="Default" table:formula="of:=---[.C4]" office:value-type="float" office:value="-0" calcext:value-type="float">
            <text:p>0</text:p>
          </table:table-cell>
          <table:table-cell table:style-name="Default" table:number-columns-repeated="9"/>
          <table:table-cell table:number-columns-repeated="1011"/>
        </table:table-row>
        <table:table-row table:style-name="ro5">
          <table:table-cell table:style-name="ce1" office:value-type="string" calcext:value-type="string" table:number-columns-spanned="13" table:number-rows-spanned="1">
            <text:p>Tabla 9: Resultados obtenidos por el algoritmo AM (10,01) MEJ en el problema del APC</text:p>
          </table:table-cell>
          <table:covered-table-cell table:number-columns-repeated="12" table:style-name="ce1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1</text:p>
          </table:table-cell>
          <table:table-cell table:style-name="ce9" office:value-type="float" office:value="75.6098" calcext:value-type="float">
            <text:p>75,6098</text:p>
          </table:table-cell>
          <table:table-cell table:style-name="ce9" office:value-type="float" office:value="26.6667" calcext:value-type="float">
            <text:p>26,6667</text:p>
          </table:table-cell>
          <table:table-cell table:style-name="ce9" office:value-type="float" office:value="51.1382" calcext:value-type="float">
            <text:p>51,1382</text:p>
          </table:table-cell>
          <table:table-cell table:style-name="ce9" office:value-type="float" office:value="27.4915" calcext:value-type="float">
            <text:p>27,4915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3.33333" calcext:value-type="float">
            <text:p>3,33333</text:p>
          </table:table-cell>
          <table:table-cell table:style-name="ce9" office:value-type="float" office:value="49.0118" calcext:value-type="float">
            <text:p>49,0118</text:p>
          </table:table-cell>
          <table:table-cell table:style-name="ce9" office:value-type="float" office:value="111.172" calcext:value-type="float">
            <text:p>111,172</text:p>
          </table:table-cell>
          <table:table-cell table:style-name="ce12" office:value-type="float" office:value="83.6957" calcext:value-type="float">
            <text:p>83,6957</text:p>
          </table:table-cell>
          <table:table-cell table:style-name="ce12" office:value-type="float" office:value="21.0526" calcext:value-type="float">
            <text:p>21,0526</text:p>
          </table:table-cell>
          <table:table-cell table:style-name="ce12" office:value-type="float" office:value="52.3741" calcext:value-type="float">
            <text:p>52,3741</text:p>
          </table:table-cell>
          <table:table-cell table:style-name="ce12" office:value-type="float" office:value="136.015" calcext:value-type="float">
            <text:p>136,01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2</text:p>
          </table:table-cell>
          <table:table-cell table:style-name="ce9" office:value-type="float" office:value="80.4878" calcext:value-type="float">
            <text:p>80,4878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48.5772" calcext:value-type="float">
            <text:p>48,5772</text:p>
          </table:table-cell>
          <table:table-cell table:style-name="ce9" office:value-type="float" office:value="27.755" calcext:value-type="float">
            <text:p>27,755</text:p>
          </table:table-cell>
          <table:table-cell table:style-name="ce9" office:value-type="float" office:value="92.9204" calcext:value-type="float">
            <text:p>92,9204</text:p>
          </table:table-cell>
          <table:table-cell table:style-name="ce9" office:value-type="float" office:value="23.3333" calcext:value-type="float">
            <text:p>23,3333</text:p>
          </table:table-cell>
          <table:table-cell table:style-name="ce9" office:value-type="float" office:value="58.1268" calcext:value-type="float">
            <text:p>58,1268</text:p>
          </table:table-cell>
          <table:table-cell table:style-name="ce9" office:value-type="float" office:value="111.663" calcext:value-type="float">
            <text:p>111,663</text:p>
          </table:table-cell>
          <table:table-cell table:style-name="ce12" office:value-type="float" office:value="78.2609" calcext:value-type="float">
            <text:p>78,2609</text:p>
          </table:table-cell>
          <table:table-cell table:style-name="ce12" office:value-type="float" office:value="24.5614" calcext:value-type="float">
            <text:p>24,5614</text:p>
          </table:table-cell>
          <table:table-cell table:style-name="ce12" office:value-type="float" office:value="51.4111" calcext:value-type="float">
            <text:p>51,4111</text:p>
          </table:table-cell>
          <table:table-cell table:style-name="ce12" office:value-type="float" office:value="129.982" calcext:value-type="float">
            <text:p>129,982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3</text:p>
          </table:table-cell>
          <table:table-cell table:style-name="ce9" office:value-type="float" office:value="82.9268" calcext:value-type="float">
            <text:p>82,9268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6.4634" calcext:value-type="float">
            <text:p>56,4634</text:p>
          </table:table-cell>
          <table:table-cell table:style-name="ce9" office:value-type="float" office:value="27.3229" calcext:value-type="float">
            <text:p>27,3229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57.3451" calcext:value-type="float">
            <text:p>57,3451</text:p>
          </table:table-cell>
          <table:table-cell table:style-name="ce9" office:value-type="float" office:value="111.772" calcext:value-type="float">
            <text:p>111,772</text:p>
          </table:table-cell>
          <table:table-cell table:style-name="ce12" office:value-type="float" office:value="76.087" calcext:value-type="float">
            <text:p>76,087</text:p>
          </table:table-cell>
          <table:table-cell table:style-name="ce12" office:value-type="float" office:value="19.2982" calcext:value-type="float">
            <text:p>19,2982</text:p>
          </table:table-cell>
          <table:table-cell table:style-name="ce12" office:value-type="float" office:value="47.6926" calcext:value-type="float">
            <text:p>47,6926</text:p>
          </table:table-cell>
          <table:table-cell table:style-name="ce12" office:value-type="float" office:value="128.604" calcext:value-type="float">
            <text:p>128,604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4</text:p>
          </table:table-cell>
          <table:table-cell table:style-name="ce9" office:value-type="float" office:value="87.8049" calcext:value-type="float">
            <text:p>87,8049</text:p>
          </table:table-cell>
          <table:table-cell table:style-name="ce9" office:value-type="float" office:value="26.6667" calcext:value-type="float">
            <text:p>26,6667</text:p>
          </table:table-cell>
          <table:table-cell table:style-name="ce9" office:value-type="float" office:value="57.2358" calcext:value-type="float">
            <text:p>57,2358</text:p>
          </table:table-cell>
          <table:table-cell table:style-name="ce9" office:value-type="float" office:value="27.7592" calcext:value-type="float">
            <text:p>27,7592</text:p>
          </table:table-cell>
          <table:table-cell table:style-name="ce9" office:value-type="float" office:value="94.6903" calcext:value-type="float">
            <text:p>94,6903</text:p>
          </table:table-cell>
          <table:table-cell table:style-name="ce9" office:value-type="float" office:value="13.3333" calcext:value-type="float">
            <text:p>13,3333</text:p>
          </table:table-cell>
          <table:table-cell table:style-name="ce9" office:value-type="float" office:value="54.0118" calcext:value-type="float">
            <text:p>54,0118</text:p>
          </table:table-cell>
          <table:table-cell table:style-name="ce9" office:value-type="float" office:value="110.089" calcext:value-type="float">
            <text:p>110,089</text:p>
          </table:table-cell>
          <table:table-cell table:style-name="ce12" office:value-type="float" office:value="76.087" calcext:value-type="float">
            <text:p>76,087</text:p>
          </table:table-cell>
          <table:table-cell table:style-name="ce12" office:value-type="float" office:value="17.5439" calcext:value-type="float">
            <text:p>17,5439</text:p>
          </table:table-cell>
          <table:table-cell table:style-name="ce12" office:value-type="float" office:value="46.8154" calcext:value-type="float">
            <text:p>46,8154</text:p>
          </table:table-cell>
          <table:table-cell table:style-name="ce12" office:value-type="float" office:value="128.605" calcext:value-type="float">
            <text:p>128,605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Partición 5</text:p>
          </table:table-cell>
          <table:table-cell table:style-name="ce9" office:value-type="float" office:value="80.4878" calcext:value-type="float">
            <text:p>80,4878</text:p>
          </table:table-cell>
          <table:table-cell table:style-name="ce9" office:value-type="float" office:value="18.3333" calcext:value-type="float">
            <text:p>18,3333</text:p>
          </table:table-cell>
          <table:table-cell table:style-name="ce9" office:value-type="float" office:value="49.4106" calcext:value-type="float">
            <text:p>49,4106</text:p>
          </table:table-cell>
          <table:table-cell table:style-name="ce9" office:value-type="float" office:value="27.2449" calcext:value-type="float">
            <text:p>27,2449</text:p>
          </table:table-cell>
          <table:table-cell table:style-name="ce9" office:value-type="float" office:value="95.5752" calcext:value-type="float">
            <text:p>95,5752</text:p>
          </table:table-cell>
          <table:table-cell table:style-name="ce9" office:value-type="float" office:value="16.6667" calcext:value-type="float">
            <text:p>16,6667</text:p>
          </table:table-cell>
          <table:table-cell table:style-name="ce9" office:value-type="float" office:value="56.1209" calcext:value-type="float">
            <text:p>56,1209</text:p>
          </table:table-cell>
          <table:table-cell table:style-name="ce9" office:value-type="float" office:value="112.304" calcext:value-type="float">
            <text:p>112,304</text:p>
          </table:table-cell>
          <table:table-cell table:style-name="ce12" office:value-type="float" office:value="73.913" calcext:value-type="float">
            <text:p>73,913</text:p>
          </table:table-cell>
          <table:table-cell table:style-name="ce12" office:value-type="float" office:value="22.807" calcext:value-type="float">
            <text:p>22,807</text:p>
          </table:table-cell>
          <table:table-cell table:style-name="ce12" office:value-type="float" office:value="48.36" calcext:value-type="float">
            <text:p>48,36</text:p>
          </table:table-cell>
          <table:table-cell table:style-name="ce12" office:value-type="float" office:value="129.634" calcext:value-type="float">
            <text:p>129,634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MEDIA</text:p>
          </table:table-cell>
          <table:table-cell table:style-name="ce9" table:formula="of:=AVERAGE([.B90:.B95])" office:value-type="float" office:value="81.46342" calcext:value-type="float">
            <text:p>81,46342</text:p>
          </table:table-cell>
          <table:table-cell table:style-name="ce9" table:formula="of:=AVERAGE([.C91:.C95])" office:value-type="float" office:value="23.66668" calcext:value-type="float">
            <text:p>23,66668</text:p>
          </table:table-cell>
          <table:table-cell table:style-name="ce9" table:formula="of:=AVERAGE([.D91:.D95])" office:value-type="float" office:value="52.56504" calcext:value-type="float">
            <text:p>52,56504</text:p>
          </table:table-cell>
          <table:table-cell table:style-name="ce9" table:formula="of:=AVERAGE([.E91:.E95])" office:value-type="float" office:value="27.5147" calcext:value-type="float">
            <text:p>27,5147</text:p>
          </table:table-cell>
          <table:table-cell table:style-name="ce9" table:formula="of:=AVERAGE([.F91:.F95])" office:value-type="float" office:value="94.5133" calcext:value-type="float">
            <text:p>94,5133</text:p>
          </table:table-cell>
          <table:table-cell table:style-name="ce9" table:formula="of:=AVERAGE([.G91:.G95])" office:value-type="float" office:value="15.333326" calcext:value-type="float">
            <text:p>15,333326</text:p>
          </table:table-cell>
          <table:table-cell table:style-name="ce9" table:formula="of:=AVERAGE([.H91:.H95])" office:value-type="float" office:value="54.92328" calcext:value-type="float">
            <text:p>54,92328</text:p>
          </table:table-cell>
          <table:table-cell table:style-name="ce9" table:formula="of:=AVERAGE([.I91:.I95])" office:value-type="float" office:value="111.4" calcext:value-type="float">
            <text:p>111,4</text:p>
          </table:table-cell>
          <table:table-cell table:style-name="ce12" table:formula="of:=AVERAGE([.J91:.J95])" office:value-type="float" office:value="77.60872" calcext:value-type="float">
            <text:p>77,60872</text:p>
          </table:table-cell>
          <table:table-cell table:style-name="ce12" table:formula="of:=AVERAGE([.K90:.K95])" office:value-type="float" office:value="21.05262" calcext:value-type="float">
            <text:p>21,05262</text:p>
          </table:table-cell>
          <table:table-cell table:style-name="ce12" table:formula="of:=AVERAGE([.L91:.L95])" office:value-type="float" office:value="49.33064" calcext:value-type="float">
            <text:p>49,33064</text:p>
          </table:table-cell>
          <table:table-cell table:style-name="ce12" table:formula="of:=AVERAGE([.M91:.M95])" office:value-type="float" office:value="130.568" calcext:value-type="float">
            <text:p>130,568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3" table:number-rows-spanned="1">
            <text:p>Resultados promedio en el problema del APC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style-name="ce2"/>
          <table:table-cell table:style-name="ce7" office:value-type="string" calcext:value-type="string" table:number-columns-spanned="4" table:number-rows-spanned="1">
            <text:p>Sonar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Wdbc</text:p>
          </table:table-cell>
          <table:covered-table-cell table:number-columns-repeated="3" table:style-name="ce11"/>
          <table:table-cell table:style-name="ce7" office:value-type="string" calcext:value-type="string" table:number-columns-spanned="4" table:number-rows-spanned="1">
            <text:p>Spambase</text:p>
          </table:table-cell>
          <table:covered-table-cell table:number-columns-repeated="3" table:style-name="ce11"/>
          <table:table-cell table:number-columns-repeated="1011"/>
        </table:table-row>
        <table:table-row table:style-name="ro5">
          <table:table-cell table:style-name="ce2"/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%_class</text:p>
          </table:table-cell>
          <table:table-cell table:style-name="ce8" office:value-type="string" calcext:value-type="string">
            <text:p>%_red</text:p>
          </table:table-cell>
          <table:table-cell table:style-name="ce8" office:value-type="string" calcext:value-type="string">
            <text:p>Agr.</text:p>
          </table:table-cell>
          <table:table-cell table:style-name="ce8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NN</text:p>
          </table:table-cell>
          <table:table-cell table:style-name="Default" office:value-type="float" office:value="83.90246" calcext:value-type="float">
            <text:p>83,90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1.95124" calcext:value-type="float">
            <text:p>41,95124</text:p>
          </table:table-cell>
          <table:table-cell table:style-name="Default" office:value-type="float" office:value="0.0004724" calcext:value-type="float">
            <text:p>0,0004724</text:p>
          </table:table-cell>
          <table:table-cell table:style-name="Default" office:value-type="float" office:value="95.57522" calcext:value-type="float">
            <text:p>95,575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78762" calcext:value-type="float">
            <text:p>47,78762</text:p>
          </table:table-cell>
          <table:table-cell table:style-name="Default" office:value-type="float" office:value="0.0025742" calcext:value-type="float">
            <text:p>0,0025742</text:p>
          </table:table-cell>
          <table:table-cell table:style-name="Default" office:value-type="float" office:value="76.73912" calcext:value-type="float">
            <text:p>76,739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8.36958" calcext:value-type="float">
            <text:p>38,36958</text:p>
          </table:table-cell>
          <table:table-cell table:style-name="Default" office:value-type="float" office:value="0.0031068" calcext:value-type="float">
            <text:p>0,003106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Relief</text:p>
          </table:table-cell>
          <table:table-cell table:style-name="Default" office:value-type="float" office:value="85.36586" calcext:value-type="float">
            <text:p>85,36586</text:p>
          </table:table-cell>
          <table:table-cell table:style-name="Default" office:value-type="float" office:value="14.66666" calcext:value-type="float">
            <text:p>14,66666</text:p>
          </table:table-cell>
          <table:table-cell table:style-name="Default" office:value-type="float" office:value="50.01626" calcext:value-type="float">
            <text:p>50,01626</text:p>
          </table:table-cell>
          <table:table-cell table:style-name="Default" office:value-type="float" office:value="0.0086796" calcext:value-type="float">
            <text:p>0,0086796</text:p>
          </table:table-cell>
          <table:table-cell table:style-name="Default" office:value-type="float" office:value="95.39824" calcext:value-type="float">
            <text:p>95,39824</text:p>
          </table:table-cell>
          <table:table-cell table:style-name="Default" office:value-type="float" office:value="11.999988" calcext:value-type="float">
            <text:p>11,999988</text:p>
          </table:table-cell>
          <table:table-cell table:style-name="Default" office:value-type="float" office:value="53.6991" calcext:value-type="float">
            <text:p>53,6991</text:p>
          </table:table-cell>
          <table:table-cell table:style-name="Default" office:value-type="float" office:value="0.0289698" calcext:value-type="float">
            <text:p>0,0289698</text:p>
          </table:table-cell>
          <table:table-cell table:style-name="Default" office:value-type="float" office:value="80.86958" calcext:value-type="float">
            <text:p>80,86958</text:p>
          </table:table-cell>
          <table:table-cell table:style-name="Default" office:value-type="float" office:value="34.38596" calcext:value-type="float">
            <text:p>34,38596</text:p>
          </table:table-cell>
          <table:table-cell table:style-name="Default" office:value-type="float" office:value="57.62774" calcext:value-type="float">
            <text:p>57,62774</text:p>
          </table:table-cell>
          <table:table-cell table:style-name="Default" office:value-type="float" office:value="0.0367598" calcext:value-type="float">
            <text:p>0,036759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ES</text:p>
          </table:table-cell>
          <table:table-cell table:style-name="Default" office:value-type="float" office:value="83.41464" calcext:value-type="float">
            <text:p>83,41464</text:p>
          </table:table-cell>
          <table:table-cell table:style-name="Default" office:value-type="float" office:value="33.66668" calcext:value-type="float">
            <text:p>33,66668</text:p>
          </table:table-cell>
          <table:table-cell table:style-name="Default" office:value-type="float" office:value="58.54064" calcext:value-type="float">
            <text:p>58,54064</text:p>
          </table:table-cell>
          <table:table-cell table:style-name="Default" office:value-type="float" office:value="2.812226" calcext:value-type="float">
            <text:p>2,812226</text:p>
          </table:table-cell>
          <table:table-cell table:style-name="Default" office:value-type="float" office:value="93.45134" calcext:value-type="float">
            <text:p>93,45134</text:p>
          </table:table-cell>
          <table:table-cell table:style-name="Default" office:value-type="float" office:value="40.66668" calcext:value-type="float">
            <text:p>40,66668</text:p>
          </table:table-cell>
          <table:table-cell table:style-name="Default" office:value-type="float" office:value="67.05898" calcext:value-type="float">
            <text:p>67,05898</text:p>
          </table:table-cell>
          <table:table-cell table:style-name="Default" office:value-type="float" office:value="10.83944" calcext:value-type="float">
            <text:p>10,83944</text:p>
          </table:table-cell>
          <table:table-cell table:style-name="Default" office:value-type="float" office:value="80.65218" calcext:value-type="float">
            <text:p>80,65218</text:p>
          </table:table-cell>
          <table:table-cell table:style-name="Default" office:value-type="float" office:value="30.17544" calcext:value-type="float">
            <text:p>30,17544</text:p>
          </table:table-cell>
          <table:table-cell table:style-name="Default" office:value-type="float" office:value="55.4138" calcext:value-type="float">
            <text:p>55,4138</text:p>
          </table:table-cell>
          <table:table-cell table:style-name="Default" office:value-type="float" office:value="12.71414" calcext:value-type="float">
            <text:p>12,71414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ILS</text:p>
          </table:table-cell>
          <table:table-cell table:style-name="Default" office:value-type="float" office:value="81.46342" calcext:value-type="float">
            <text:p>81,4634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1.2317" calcext:value-type="float">
            <text:p>51,2317</text:p>
          </table:table-cell>
          <table:table-cell table:style-name="Default" office:value-type="float" office:value="28.63216" calcext:value-type="float">
            <text:p>28,63216</text:p>
          </table:table-cell>
          <table:table-cell table:style-name="Default" office:value-type="float" office:value="94.51328" calcext:value-type="float">
            <text:p>94,51328</text:p>
          </table:table-cell>
          <table:table-cell table:style-name="Default" office:value-type="float" office:value="20.66668" calcext:value-type="float">
            <text:p>20,66668</text:p>
          </table:table-cell>
          <table:table-cell table:style-name="Default" office:value-type="float" office:value="57.58998" calcext:value-type="float">
            <text:p>57,58998</text:p>
          </table:table-cell>
          <table:table-cell table:style-name="Default" office:value-type="float" office:value="69.54564" calcext:value-type="float">
            <text:p>69,54564</text:p>
          </table:table-cell>
          <table:table-cell table:style-name="Default" office:value-type="float" office:value="79.78264" calcext:value-type="float">
            <text:p>79,78264</text:p>
          </table:table-cell>
          <table:table-cell table:style-name="Default" office:value-type="float" office:value="25.61402" calcext:value-type="float">
            <text:p>25,61402</text:p>
          </table:table-cell>
          <table:table-cell table:style-name="Default" office:value-type="float" office:value="52.69834" calcext:value-type="float">
            <text:p>52,69834</text:p>
          </table:table-cell>
          <table:table-cell table:style-name="Default" office:value-type="float" office:value="139.0874" calcext:value-type="float">
            <text:p>139,0874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DE_rand</text:p>
          </table:table-cell>
          <table:table-cell table:style-name="Default" office:value-type="float" office:value="81.95122" calcext:value-type="float">
            <text:p>81,95122</text:p>
          </table:table-cell>
          <table:table-cell table:style-name="Default" office:value-type="float" office:value="88.66664" calcext:value-type="float">
            <text:p>88,66664</text:p>
          </table:table-cell>
          <table:table-cell table:style-name="Default" office:value-type="float" office:value="85.30896" calcext:value-type="float">
            <text:p>85,30896</text:p>
          </table:table-cell>
          <table:table-cell table:style-name="Default" office:value-type="float" office:value="19.35522" calcext:value-type="float">
            <text:p>19,35522</text:p>
          </table:table-cell>
          <table:table-cell table:style-name="Default" office:value-type="float" office:value="93.62834" calcext:value-type="float">
            <text:p>93,62834</text:p>
          </table:table-cell>
          <table:table-cell table:style-name="Default" office:value-type="float" office:value="93.3333" calcext:value-type="float">
            <text:p>93,3333</text:p>
          </table:table-cell>
          <table:table-cell table:style-name="Default" office:value-type="float" office:value="93.4808" calcext:value-type="float">
            <text:p>93,4808</text:p>
          </table:table-cell>
          <table:table-cell table:style-name="Default" office:value-type="float" office:value="72.3845" calcext:value-type="float">
            <text:p>72,3845</text:p>
          </table:table-cell>
          <table:table-cell table:style-name="Default" office:value-type="float" office:value="84.34782" calcext:value-type="float">
            <text:p>84,34782</text:p>
          </table:table-cell>
          <table:table-cell table:style-name="Default" office:value-type="float" office:value="95.08768" calcext:value-type="float">
            <text:p>95,08768</text:p>
          </table:table-cell>
          <table:table-cell table:style-name="Default" office:value-type="float" office:value="89.71778" calcext:value-type="float">
            <text:p>89,71778</text:p>
          </table:table-cell>
          <table:table-cell table:style-name="Default" office:value-type="float" office:value="102.86608" calcext:value-type="float">
            <text:p>102,8660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DE_current_to_best</text:p>
          </table:table-cell>
          <table:table-cell table:style-name="Default" office:value-type="float" office:value="83.90246" calcext:value-type="float">
            <text:p>83,90246</text:p>
          </table:table-cell>
          <table:table-cell table:style-name="Default" office:value-type="float" office:value="60.66666" calcext:value-type="float">
            <text:p>60,66666</text:p>
          </table:table-cell>
          <table:table-cell table:style-name="Default" office:value-type="float" office:value="72.28454" calcext:value-type="float">
            <text:p>72,28454</text:p>
          </table:table-cell>
          <table:table-cell table:style-name="Default" office:value-type="float" office:value="20.2727" calcext:value-type="float">
            <text:p>20,2727</text:p>
          </table:table-cell>
          <table:table-cell table:style-name="Default" office:value-type="float" office:value="92.92036" calcext:value-type="float">
            <text:p>92,92036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82.46018" calcext:value-type="float">
            <text:p>82,46018</text:p>
          </table:table-cell>
          <table:table-cell table:style-name="Default" office:value-type="float" office:value="77.30616" calcext:value-type="float">
            <text:p>77,30616</text:p>
          </table:table-cell>
          <table:table-cell table:style-name="Default" office:value-type="float" office:value="80.43478" calcext:value-type="float">
            <text:p>80,43478</text:p>
          </table:table-cell>
          <table:table-cell table:style-name="Default" office:value-type="float" office:value="62.80702" calcext:value-type="float">
            <text:p>62,80702</text:p>
          </table:table-cell>
          <table:table-cell table:style-name="Default" office:value-type="float" office:value="71.6209" calcext:value-type="float">
            <text:p>71,6209</text:p>
          </table:table-cell>
          <table:table-cell table:style-name="Default" office:value-type="float" office:value="94.2781" calcext:value-type="float">
            <text:p>94,2781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L</text:p>
          </table:table-cell>
          <table:table-cell table:style-name="Default" office:value-type="float" office:value="80.48782" calcext:value-type="float">
            <text:p>80,48782</text:p>
          </table:table-cell>
          <table:table-cell table:style-name="Default" office:value-type="float" office:value="20.66666" calcext:value-type="float">
            <text:p>20,66666</text:p>
          </table:table-cell>
          <table:table-cell table:style-name="Default" office:value-type="float" office:value="50.57726" calcext:value-type="float">
            <text:p>50,57726</text:p>
          </table:table-cell>
          <table:table-cell table:style-name="Default" office:value-type="float" office:value="2.143508" calcext:value-type="float">
            <text:p>2,143508</text:p>
          </table:table-cell>
          <table:table-cell table:style-name="Default" office:value-type="float" office:value="94.51328" calcext:value-type="float">
            <text:p>94,51328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7.25664" calcext:value-type="float">
            <text:p>57,25664</text:p>
          </table:table-cell>
          <table:table-cell table:style-name="Default" office:value-type="float" office:value="4.307856" calcext:value-type="float">
            <text:p>4,307856</text:p>
          </table:table-cell>
          <table:table-cell table:style-name="Default" office:value-type="float" office:value="77.8261" calcext:value-type="float">
            <text:p>77,8261</text:p>
          </table:table-cell>
          <table:table-cell table:style-name="Default" office:value-type="float" office:value="20.70174" calcext:value-type="float">
            <text:p>20,70174</text:p>
          </table:table-cell>
          <table:table-cell table:style-name="Default" office:value-type="float" office:value="49.26392" calcext:value-type="float">
            <text:p>49,26392</text:p>
          </table:table-cell>
          <table:table-cell table:style-name="Default" office:value-type="float" office:value="9.107888" calcext:value-type="float">
            <text:p>9,10788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AGG-BLX</text:p>
          </table:table-cell>
          <table:table-cell table:style-name="Default" office:value-type="float" office:value="81.95124" calcext:value-type="float">
            <text:p>81,95124</text:p>
          </table:table-cell>
          <table:table-cell table:style-name="Default" office:value-type="float" office:value="37.66664" calcext:value-type="float">
            <text:p>37,66664</text:p>
          </table:table-cell>
          <table:table-cell table:style-name="Default" office:value-type="float" office:value="59.80894" calcext:value-type="float">
            <text:p>59,80894</text:p>
          </table:table-cell>
          <table:table-cell table:style-name="Default" office:value-type="float" office:value="24.95708" calcext:value-type="float">
            <text:p>24,95708</text:p>
          </table:table-cell>
          <table:table-cell table:style-name="Default" office:value-type="float" office:value="91.6814" calcext:value-type="float">
            <text:p>91,6814</text:p>
          </table:table-cell>
          <table:table-cell table:style-name="Default" office:value-type="float" office:value="46.66668" calcext:value-type="float">
            <text:p>46,66668</text:p>
          </table:table-cell>
          <table:table-cell table:style-name="Default" office:value-type="float" office:value="69.17404" calcext:value-type="float">
            <text:p>69,17404</text:p>
          </table:table-cell>
          <table:table-cell table:style-name="Default" office:value-type="float" office:value="103.4972" calcext:value-type="float">
            <text:p>103,4972</text:p>
          </table:table-cell>
          <table:table-cell table:style-name="Default" office:value-type="float" office:value="78.26086" calcext:value-type="float">
            <text:p>78,26086</text:p>
          </table:table-cell>
          <table:table-cell table:style-name="Default" office:value-type="float" office:value="36.49122" calcext:value-type="float">
            <text:p>36,49122</text:p>
          </table:table-cell>
          <table:table-cell table:style-name="Default" office:value-type="float" office:value="57.37604" calcext:value-type="float">
            <text:p>57,37604</text:p>
          </table:table-cell>
          <table:table-cell table:style-name="Default" office:value-type="float" office:value="115.1854" calcext:value-type="float">
            <text:p>115,1854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AM (10,0.1mej)</text:p>
          </table:table-cell>
          <table:table-cell table:style-name="Default" office:value-type="float" office:value="81.46342" calcext:value-type="float">
            <text:p>81,46342</text:p>
          </table:table-cell>
          <table:table-cell table:style-name="Default" office:value-type="float" office:value="23.66668" calcext:value-type="float">
            <text:p>23,66668</text:p>
          </table:table-cell>
          <table:table-cell table:style-name="Default" office:value-type="float" office:value="52.56504" calcext:value-type="float">
            <text:p>52,56504</text:p>
          </table:table-cell>
          <table:table-cell table:style-name="Default" office:value-type="float" office:value="27.5147" calcext:value-type="float">
            <text:p>27,5147</text:p>
          </table:table-cell>
          <table:table-cell table:style-name="Default" office:value-type="float" office:value="94.5133" calcext:value-type="float">
            <text:p>94,5133</text:p>
          </table:table-cell>
          <table:table-cell table:style-name="Default" office:value-type="float" office:value="15.333326" calcext:value-type="float">
            <text:p>15,333326</text:p>
          </table:table-cell>
          <table:table-cell table:style-name="Default" office:value-type="float" office:value="54.92328" calcext:value-type="float">
            <text:p>54,92328</text:p>
          </table:table-cell>
          <table:table-cell table:style-name="Default" office:value-type="float" office:value="111.4" calcext:value-type="float">
            <text:p>111,4</text:p>
          </table:table-cell>
          <table:table-cell table:style-name="Default" office:value-type="float" office:value="77.60872" calcext:value-type="float">
            <text:p>77,60872</text:p>
          </table:table-cell>
          <table:table-cell table:style-name="Default" office:value-type="float" office:value="21.05262" calcext:value-type="float">
            <text:p>21,05262</text:p>
          </table:table-cell>
          <table:table-cell table:style-name="Default" office:value-type="float" office:value="49.33064" calcext:value-type="float">
            <text:p>49,33064</text:p>
          </table:table-cell>
          <table:table-cell table:style-name="Default" office:value-type="float" office:value="130.568" calcext:value-type="float">
            <text:p>130,568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table:style-name="ce10"/>
          <table:table-cell table:number-columns-repeated="1022"/>
        </table:table-row>
        <table:table-row table:style-name="ro5" table:number-rows-repeated="10484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1" table:style-name="ta1">
        <table:table-column table:style-name="co6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/00/0000</text:date>, <text:time style:data-style-name="N2" text:time-value="00:34:47.435186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22:35:24.295904000</meta:creation-date>
    <dc:date>2017-06-03T16:51:13.988354000</dc:date>
    <meta:editing-duration>PT17H6M8S</meta:editing-duration>
    <meta:editing-cycles>9</meta:editing-cycles>
    <meta:generator>LibreOffice/4.3.5.2$MacOSX_X86_64 LibreOffice_project/3a87456aaa6a95c63eea1c1b3201acedf0751bd5</meta:generator>
    <meta:document-statistic meta:table-count="2" meta:cell-count="980" meta:object-count="0"/>
  </office:meta>
</office:document-meta>
</file>